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7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11.104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1.281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3.918cm"/>
    </style:style>
    <style:style style:name="co9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3.196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assengerId</text:p>
          </table:table-cell>
          <table:table-cell office:value-type="string">
            <text:p>Pclass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ge</text:p>
          </table:table-cell>
          <table:table-cell office:value-type="string">
            <text:p>SibSp</text:p>
          </table:table-cell>
          <table:table-cell office:value-type="string">
            <text:p>Parch</text:p>
          </table:table-cell>
          <table:table-cell office:value-type="string">
            <text:p>Ticket</text:p>
          </table:table-cell>
          <table:table-cell office:value-type="string">
            <text:p>Fare</text:p>
          </table:table-cell>
          <table:table-cell office:value-type="string">
            <text:p>Cabin</text:p>
          </table:table-cell>
          <table:table-cell office:value-type="string">
            <text:p>Embarked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3">
            <text:p>3</text:p>
          </table:table-cell>
          <table:table-cell office:value-type="string">
            <text:p>Kelly, Mr. James</text:p>
          </table:table-cell>
          <table:table-cell office:value-type="string">
            <text:p>male</text:p>
          </table:table-cell>
          <table:table-cell office:value-type="float" office:value="34.5">
            <text:p>34.5</text:p>
          </table:table-cell>
          <table:table-cell table:number-columns-repeated="2" office:value-type="float" office:value="0">
            <text:p>0</text:p>
          </table:table-cell>
          <table:table-cell office:value-type="float" office:value="330911">
            <text:p>330911</text:p>
          </table:table-cell>
          <table:table-cell office:value-type="float" office:value="7.8292">
            <text:p>7.82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3">
            <text:p>3</text:p>
          </table:table-cell>
          <table:table-cell office:value-type="string">
            <text:p>Wilkes, Mrs. James (Ellen Needs)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3272">
            <text:p>363272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2">
            <text:p>2</text:p>
          </table:table-cell>
          <table:table-cell office:value-type="string">
            <text:p>Myles, Mr. Thomas Francis</text:p>
          </table:table-cell>
          <table:table-cell office:value-type="string">
            <text:p>male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40276">
            <text:p>240276</text:p>
          </table:table-cell>
          <table:table-cell office:value-type="float" office:value="9.6875">
            <text:p>9.68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3">
            <text:p>3</text:p>
          </table:table-cell>
          <table:table-cell office:value-type="string">
            <text:p>Wirz, Mr. Albert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15154">
            <text:p>315154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3">
            <text:p>3</text:p>
          </table:table-cell>
          <table:table-cell office:value-type="string">
            <text:p>Hirvonen, Mrs. Alexander (Helga E Lindqvist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3101298">
            <text:p>3101298</text:p>
          </table:table-cell>
          <table:table-cell office:value-type="float" office:value="12.2875">
            <text:p>12.2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3">
            <text:p>3</text:p>
          </table:table-cell>
          <table:table-cell office:value-type="string">
            <text:p>Svensson, Mr. Johan Cervin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538">
            <text:p>7538</text:p>
          </table:table-cell>
          <table:table-cell office:value-type="float" office:value="9.225">
            <text:p>9.2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3">
            <text:p>3</text:p>
          </table:table-cell>
          <table:table-cell office:value-type="string">
            <text:p>Connolly, Miss. Kate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30972">
            <text:p>330972</text:p>
          </table:table-cell>
          <table:table-cell office:value-type="float" office:value="7.6292">
            <text:p>7.62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2">
            <text:p>2</text:p>
          </table:table-cell>
          <table:table-cell office:value-type="string">
            <text:p>Caldwell, Mr. Albert Francis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248738">
            <text:p>24873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string">
            <text:p>Abrahim, Mrs. Joseph (Sophie Halaut Easu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657">
            <text:p>2657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string">
            <text:p>Davies, Mr. John Samuel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/4 48871</text:p>
          </table:table-cell>
          <table:table-cell office:value-type="float" office:value="24.15">
            <text:p>24.1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3">
            <text:p>3</text:p>
          </table:table-cell>
          <table:table-cell office:value-type="string">
            <text:p>Ilieff, Mr. Yli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20">
            <text:p>349220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string">
            <text:p>Jones, Mr. Charles Cresson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">
            <text:p>1</text:p>
          </table:table-cell>
          <table:table-cell office:value-type="string">
            <text:p>Snyder, Mrs. John Pillsbury (Nelle Stevenson)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228">
            <text:p>21228</text:p>
          </table:table-cell>
          <table:table-cell office:value-type="float" office:value="82.2667">
            <text:p>82.2667</text:p>
          </table:table-cell>
          <table:table-cell office:value-type="string">
            <text:p>B4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">
            <text:p>2</text:p>
          </table:table-cell>
          <table:table-cell office:value-type="string">
            <text:p>Howard, Mr. Benjamin</text:p>
          </table:table-cell>
          <table:table-cell office:value-type="string">
            <text:p>male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065">
            <text:p>2406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 office:value-type="string">
            <text:p>Chaffee, Mrs. Herbert Fuller (Carrie Constance Toogood)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.E.P. 5734</text:p>
          </table:table-cell>
          <table:table-cell office:value-type="float" office:value="61.175">
            <text:p>61.175</text:p>
          </table:table-cell>
          <table:table-cell office:value-type="string">
            <text:p>E3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2">
            <text:p>2</text:p>
          </table:table-cell>
          <table:table-cell office:value-type="string">
            <text:p>del Carlo, Mrs. Sebastiano (Argenia Genovesi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PARIS 2167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2">
            <text:p>2</text:p>
          </table:table-cell>
          <table:table-cell office:value-type="string">
            <text:p>Keane, Mr. Daniel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33734">
            <text:p>233734</text:p>
          </table:table-cell>
          <table:table-cell office:value-type="float" office:value="12.35">
            <text:p>12.3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3">
            <text:p>3</text:p>
          </table:table-cell>
          <table:table-cell office:value-type="string">
            <text:p>Assaf, Mr. Gerio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692">
            <text:p>2692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">
            <text:p>3</text:p>
          </table:table-cell>
          <table:table-cell office:value-type="string">
            <text:p>Ilmakangas, Miss. Ida Livija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TON/O2. 3101270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3">
            <text:p>3</text:p>
          </table:table-cell>
          <table:table-cell office:value-type="string">
            <text:p>Assaf Khalil, Mrs. Mariana (Miriam")"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696">
            <text:p>2696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 office:value-type="string">
            <text:p>Rothschild, Mr. Martin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603</text:p>
          </table:table-cell>
          <table:table-cell office:value-type="float" office:value="59.4">
            <text:p>59.4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3">
            <text:p>3</text:p>
          </table:table-cell>
          <table:table-cell office:value-type="string">
            <text:p>Olsen, Master. Artur Karl</text:p>
          </table:table-cell>
          <table:table-cell office:value-type="string">
            <text:p>mal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 17368</text:p>
          </table:table-cell>
          <table:table-cell office:value-type="float" office:value="3.1708">
            <text:p>3.170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string">
            <text:p>Flegenheim, Mrs. Alfred (Antoinette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598</text:p>
          </table:table-cell>
          <table:table-cell office:value-type="float" office:value="31.6833">
            <text:p>31.68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office:value-type="string">
            <text:p>Williams, Mr. Richard Norris II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97</text:p>
          </table:table-cell>
          <table:table-cell office:value-type="float" office:value="61.3792">
            <text:p>61.37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">
            <text:p>1</text:p>
          </table:table-cell>
          <table:table-cell office:value-type="string">
            <text:p>Ryerson, Mrs. Arthur Larned (Emily Maria Borie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C 17608</text:p>
          </table:table-cell>
          <table:table-cell office:value-type="float" office:value="262.375">
            <text:p>262.375</text:p>
          </table:table-cell>
          <table:table-cell office:value-type="string">
            <text:p>B57 B59 B63 B6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3">
            <text:p>3</text:p>
          </table:table-cell>
          <table:table-cell office:value-type="string">
            <text:p>Robins, Mr. Alexander A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/5. 3337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">
            <text:p>1</text:p>
          </table:table-cell>
          <table:table-cell office:value-type="string">
            <text:p>Ostby, Miss. Helene Ragnhild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09">
            <text:p>113509</text:p>
          </table:table-cell>
          <table:table-cell office:value-type="float" office:value="61.9792">
            <text:p>61.9792</text:p>
          </table:table-cell>
          <table:table-cell office:value-type="string">
            <text:p>B3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3">
            <text:p>3</text:p>
          </table:table-cell>
          <table:table-cell office:value-type="string">
            <text:p>Daher, Mr. Shedid</text:p>
          </table:table-cell>
          <table:table-cell office:value-type="string">
            <text:p>male</text:p>
          </table:table-cell>
          <table:table-cell office:value-type="float" office:value="22.5">
            <text:p>22.5</text:p>
          </table:table-cell>
          <table:table-cell table:number-columns-repeated="2" office:value-type="float" office:value="0">
            <text:p>0</text:p>
          </table:table-cell>
          <table:table-cell office:value-type="float" office:value="2698">
            <text:p>2698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">
            <text:p>1</text:p>
          </table:table-cell>
          <table:table-cell office:value-type="string">
            <text:p>Brady, Mr. John Bertram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4">
            <text:p>113054</text:p>
          </table:table-cell>
          <table:table-cell office:value-type="float" office:value="30.5">
            <text:p>30.5</text:p>
          </table:table-cell>
          <table:table-cell office:value-type="string">
            <text:p>A2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3">
            <text:p>3</text:p>
          </table:table-cell>
          <table:table-cell office:value-type="string">
            <text:p>Samaan, Mr. Elias</text:p>
          </table:table-cell>
          <table:table-cell office:value-type="string">
            <text:p>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62">
            <text:p>2662</text:p>
          </table:table-cell>
          <table:table-cell office:value-type="float" office:value="21.6792">
            <text:p>21.67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">
            <text:p>2</text:p>
          </table:table-cell>
          <table:table-cell office:value-type="string">
            <text:p>Louch, Mr. Charles Alexander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AH 308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2">
            <text:p>2</text:p>
          </table:table-cell>
          <table:table-cell office:value-type="string">
            <text:p>Jefferys, Mr. Clifford Thomas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.A. 31029</text:p>
          </table:table-cell>
          <table:table-cell office:value-type="float" office:value="31.5">
            <text:p>31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3">
            <text:p>3</text:p>
          </table:table-cell>
          <table:table-cell office:value-type="string">
            <text:p>Dean, Mrs. Bertram (Eva Georgetta Light)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2315</text:p>
          </table:table-cell>
          <table:table-cell office:value-type="float" office:value="20.575">
            <text:p>20.5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3">
            <text:p>3</text:p>
          </table:table-cell>
          <table:table-cell office:value-type="string">
            <text:p>Johnston, Mrs. Andrew G (Elizabeth Lily" Watson)"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./C. 6607</text:p>
          </table:table-cell>
          <table:table-cell office:value-type="float" office:value="23.45">
            <text:p>23.4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">
            <text:p>1</text:p>
          </table:table-cell>
          <table:table-cell office:value-type="string">
            <text:p>Mock, Mr. Philipp Edmund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236">
            <text:p>13236</text:p>
          </table:table-cell>
          <table:table-cell office:value-type="float" office:value="57.75">
            <text:p>57.75</text:p>
          </table:table-cell>
          <table:table-cell office:value-type="string">
            <text:p>C7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3">
            <text:p>3</text:p>
          </table:table-cell>
          <table:table-cell office:value-type="string">
            <text:p>Katavelas, Mr. Vassilios (Catavelas Vassilios")"</text:p>
          </table:table-cell>
          <table:table-cell office:value-type="string">
            <text:p>male</text:p>
          </table:table-cell>
          <table:table-cell office:value-type="float" office:value="18.5">
            <text:p>18.5</text:p>
          </table:table-cell>
          <table:table-cell table:number-columns-repeated="2"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3">
            <text:p>3</text:p>
          </table:table-cell>
          <table:table-cell office:value-type="string">
            <text:p>Roth, Miss. Sarah 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2712">
            <text:p>34271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3">
            <text:p>3</text:p>
          </table:table-cell>
          <table:table-cell office:value-type="string">
            <text:p>Cacic, Miss. Manda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7">
            <text:p>315087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string">
            <text:p>Sap, Mr. Juliu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5768">
            <text:p>345768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3">
            <text:p>3</text:p>
          </table:table-cell>
          <table:table-cell office:value-type="string">
            <text:p>Hee, Mr. Ling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601">
            <text:p>1601</text:p>
          </table:table-cell>
          <table:table-cell office:value-type="float" office:value="56.4958">
            <text:p>5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3">
            <text:p>3</text:p>
          </table:table-cell>
          <table:table-cell office:value-type="string">
            <text:p>Karun, Mr. Franz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9256">
            <text:p>349256</text:p>
          </table:table-cell>
          <table:table-cell office:value-type="float" office:value="13.4167">
            <text:p>13.416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">
            <text:p>1</text:p>
          </table:table-cell>
          <table:table-cell office:value-type="string">
            <text:p>Franklin, Mr. Thomas Parh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78">
            <text:p>113778</text:p>
          </table:table-cell>
          <table:table-cell office:value-type="float" office:value="26.55">
            <text:p>26.55</text:p>
          </table:table-cell>
          <table:table-cell office:value-type="string">
            <text:p>D3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3">
            <text:p>3</text:p>
          </table:table-cell>
          <table:table-cell office:value-type="string">
            <text:p>Goldsmith, Mr. Nathan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263</text:p>
          </table:table-cell>
          <table:table-cell office:value-type="float" office:value="7.85">
            <text:p>7.8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2">
            <text:p>2</text:p>
          </table:table-cell>
          <table:table-cell office:value-type="string">
            <text:p>Corbett, Mrs. Walter H (Irene Colvin)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37249">
            <text:p>23724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">
            <text:p>1</text:p>
          </table:table-cell>
          <table:table-cell office:value-type="string">
            <text:p>Kimball, Mrs. Edwin Nelson Jr (Gertrude Parsons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53">
            <text:p>11753</text:p>
          </table:table-cell>
          <table:table-cell office:value-type="float" office:value="52.5542">
            <text:p>52.5542</text:p>
          </table:table-cell>
          <table:table-cell office:value-type="string">
            <text:p>D1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3">
            <text:p>3</text:p>
          </table:table-cell>
          <table:table-cell office:value-type="string">
            <text:p>Peltomaki, Mr. Nikolai Johanne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91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">
            <text:p>1</text:p>
          </table:table-cell>
          <table:table-cell office:value-type="string">
            <text:p>Chevre, Mr. Paul Romaine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4</text:p>
          </table:table-cell>
          <table:table-cell office:value-type="float" office:value="29.7">
            <text:p>29.7</text:p>
          </table:table-cell>
          <table:table-cell office:value-type="string">
            <text:p>A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3">
            <text:p>3</text:p>
          </table:table-cell>
          <table:table-cell office:value-type="string">
            <text:p>Shaughnessy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74">
            <text:p>370374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office:value-type="string">
            <text:p>Bucknell, Mrs. William Robert (Emma Eliza Ward)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1813">
            <text:p>11813</text:p>
          </table:table-cell>
          <table:table-cell office:value-type="float" office:value="76.2917">
            <text:p>76.2917</text:p>
          </table:table-cell>
          <table:table-cell office:value-type="string">
            <text:p>D1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3">
            <text:p>3</text:p>
          </table:table-cell>
          <table:table-cell office:value-type="string">
            <text:p>Coutts, Mrs. William (Winnie Minnie" Treanor)"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.A. 37671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string">
            <text:p>Smith, Mr. Lucien Philip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95">
            <text:p>13695</text:p>
          </table:table-cell>
          <table:table-cell office:value-type="float" office:value="60">
            <text:p>60</text:p>
          </table:table-cell>
          <table:table-cell office:value-type="string">
            <text:p>C3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2">
            <text:p>2</text:p>
          </table:table-cell>
          <table:table-cell office:value-type="string">
            <text:p>Pulbaum, Mr. Franz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PARIS 2168</text:p>
          </table:table-cell>
          <table:table-cell office:value-type="float" office:value="15.0333">
            <text:p>15.033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2">
            <text:p>2</text:p>
          </table:table-cell>
          <table:table-cell office:value-type="string">
            <text:p>Hocking, Miss. Ellen Nellie""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105">
            <text:p>29105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office:value-type="string">
            <text:p>Fortune, Miss. Ethel Flora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2">
            <text:p>2</text:p>
          </table:table-cell>
          <table:table-cell office:value-type="string">
            <text:p>Mangiavacchi, Mr. Serafino Emili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C/A.3 2861</text:p>
          </table:table-cell>
          <table:table-cell office:value-type="float" office:value="15.5792">
            <text:p>15.57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3">
            <text:p>3</text:p>
          </table:table-cell>
          <table:table-cell office:value-type="string">
            <text:p>Rice, Master. Albert</text:p>
          </table:table-cell>
          <table:table-cell office:value-type="string">
            <text:p>mal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82652">
            <text:p>382652</text:p>
          </table:table-cell>
          <table:table-cell office:value-type="float" office:value="29.125">
            <text:p>29.1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">
            <text:p>3</text:p>
          </table:table-cell>
          <table:table-cell office:value-type="string">
            <text:p>Cor, Mr. Bartol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0">
            <text:p>349230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3">
            <text:p>3</text:p>
          </table:table-cell>
          <table:table-cell office:value-type="string">
            <text:p>Abelseth, Mr. Olaus Jorgense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2">
            <text:p>348122</text:p>
          </table:table-cell>
          <table:table-cell office:value-type="float" office:value="7.65">
            <text:p>7.65</text:p>
          </table:table-cell>
          <table:table-cell office:value-type="string">
            <text:p>F G6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3">
            <text:p>3</text:p>
          </table:table-cell>
          <table:table-cell office:value-type="string">
            <text:p>Davison, Mr. Thomas Henry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6525">
            <text:p>386525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">
            <text:p>1</text:p>
          </table:table-cell>
          <table:table-cell office:value-type="string">
            <text:p>Chaudanson, Miss. Victorine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08</text:p>
          </table:table-cell>
          <table:table-cell office:value-type="float" office:value="262.375">
            <text:p>262.375</text:p>
          </table:table-cell>
          <table:table-cell office:value-type="string">
            <text:p>B6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3">
            <text:p>3</text:p>
          </table:table-cell>
          <table:table-cell office:value-type="string">
            <text:p>Dika, Mr. Mirko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9232">
            <text:p>349232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2">
            <text:p>2</text:p>
          </table:table-cell>
          <table:table-cell office:value-type="string">
            <text:p>McCrae, Mr. Arthur Gordo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37216">
            <text:p>237216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3">
            <text:p>3</text:p>
          </table:table-cell>
          <table:table-cell office:value-type="string">
            <text:p>Bjorklund, Mr. Ernst Herbert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90">
            <text:p>347090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3">
            <text:p>3</text:p>
          </table:table-cell>
          <table:table-cell office:value-type="string">
            <text:p>Bradley, Miss. Bridget Del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34914">
            <text:p>334914</text:p>
          </table:table-cell>
          <table:table-cell office:value-type="float" office:value="7.725">
            <text:p>7.7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string">
            <text:p>Ryerson, Master. John Borie</text:p>
          </table:table-cell>
          <table:table-cell office:value-type="string">
            <text:p>male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C 17608</text:p>
          </table:table-cell>
          <table:table-cell office:value-type="float" office:value="262.375">
            <text:p>262.375</text:p>
          </table:table-cell>
          <table:table-cell office:value-type="string">
            <text:p>B57 B59 B63 B6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2">
            <text:p>2</text:p>
          </table:table-cell>
          <table:table-cell office:value-type="string">
            <text:p>Corey, Mrs. Percy C (Mary Phyllis Elizabeth Miller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F.C.C. 13534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3">
            <text:p>3</text:p>
          </table:table-cell>
          <table:table-cell office:value-type="string">
            <text:p>Burns, Miss. Mary Del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30963">
            <text:p>330963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">
            <text:p>1</text:p>
          </table:table-cell>
          <table:table-cell office:value-type="string">
            <text:p>Moore, Mr. Clarence Bloomfield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6">
            <text:p>113796</text:p>
          </table:table-cell>
          <table:table-cell office:value-type="float" office:value="42.4">
            <text:p>42.4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">
            <text:p>1</text:p>
          </table:table-cell>
          <table:table-cell office:value-type="string">
            <text:p>Tucker, Mr. Gilbert Milligan Jr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543">
            <text:p>2543</text:p>
          </table:table-cell>
          <table:table-cell office:value-type="float" office:value="28.5375">
            <text:p>28.5375</text:p>
          </table:table-cell>
          <table:table-cell office:value-type="string">
            <text:p>C5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">
            <text:p>1</text:p>
          </table:table-cell>
          <table:table-cell office:value-type="string">
            <text:p>Fortune, Mrs. Mark (Mary McDougald)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950">
            <text:p>19950</text:p>
          </table:table-cell>
          <table:table-cell office:value-type="float" office:value="263">
            <text:p>263</text:p>
          </table:table-cell>
          <table:table-cell office:value-type="string">
            <text:p>C23 C25 C2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3">
            <text:p>3</text:p>
          </table:table-cell>
          <table:table-cell office:value-type="string">
            <text:p>Mulvihill, Miss. Bertha E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82653">
            <text:p>38265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3">
            <text:p>3</text:p>
          </table:table-cell>
          <table:table-cell office:value-type="string">
            <text:p>Minkoff, Mr. Laz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49211">
            <text:p>349211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3">
            <text:p>3</text:p>
          </table:table-cell>
          <table:table-cell office:value-type="string">
            <text:p>Nieminen, Miss. Manta Josefina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97">
            <text:p>3101297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">
            <text:p>1</text:p>
          </table:table-cell>
          <table:table-cell office:value-type="string">
            <text:p>Ovies y Rodriguez, Mr. Servando</text:p>
          </table:table-cell>
          <table:table-cell office:value-type="string">
            <text:p>male</text:p>
          </table:table-cell>
          <table:table-cell office:value-type="float" office:value="28.5">
            <text:p>28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62</text:p>
          </table:table-cell>
          <table:table-cell office:value-type="float" office:value="27.7208">
            <text:p>27.7208</text:p>
          </table:table-cell>
          <table:table-cell office:value-type="string">
            <text:p>D4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 office:value-type="string">
            <text:p>Geiger, Miss. Amalie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13503">
            <text:p>113503</text:p>
          </table:table-cell>
          <table:table-cell office:value-type="float" office:value="211.5">
            <text:p>211.5</text:p>
          </table:table-cell>
          <table:table-cell office:value-type="string">
            <text:p>C13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">
            <text:p>1</text:p>
          </table:table-cell>
          <table:table-cell office:value-type="string">
            <text:p>Keeping, Mr. Edwin</text:p>
          </table:table-cell>
          <table:table-cell office:value-type="string">
            <text:p>male</text:p>
          </table:table-cell>
          <table:table-cell office:value-type="float" office:value="32.5">
            <text:p>32.5</text:p>
          </table:table-cell>
          <table:table-cell table:number-columns-repeated="2" office:value-type="float" office:value="0">
            <text:p>0</text:p>
          </table:table-cell>
          <table:table-cell office:value-type="float" office:value="113503">
            <text:p>113503</text:p>
          </table:table-cell>
          <table:table-cell office:value-type="float" office:value="211.5">
            <text:p>211.5</text:p>
          </table:table-cell>
          <table:table-cell office:value-type="string">
            <text:p>C13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3">
            <text:p>3</text:p>
          </table:table-cell>
          <table:table-cell office:value-type="string">
            <text:p>Miles, Mr. Fran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9306">
            <text:p>35930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">
            <text:p>1</text:p>
          </table:table-cell>
          <table:table-cell office:value-type="string">
            <text:p>Cornell, Mrs. Robert Clifford (Malvina Helen Lamson)</text:p>
          </table:table-cell>
          <table:table-cell office:value-type="string">
            <text:p>female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770">
            <text:p>11770</text:p>
          </table:table-cell>
          <table:table-cell office:value-type="float" office:value="25.7">
            <text:p>25.7</text:p>
          </table:table-cell>
          <table:table-cell office:value-type="string">
            <text:p>C10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Aldworth, Mr. Charles Augustus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48744">
            <text:p>24874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3">
            <text:p>3</text:p>
          </table:table-cell>
          <table:table-cell office:value-type="string">
            <text:p>Doyle, Miss. Elizabeth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68702">
            <text:p>36870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3">
            <text:p>3</text:p>
          </table:table-cell>
          <table:table-cell office:value-type="string">
            <text:p>Boulos, Master. Akar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678">
            <text:p>2678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">
            <text:p>1</text:p>
          </table:table-cell>
          <table:table-cell office:value-type="string">
            <text:p>Straus, Mr. Isidor</text:p>
          </table:table-cell>
          <table:table-cell office:value-type="string">
            <text:p>male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483</text:p>
          </table:table-cell>
          <table:table-cell office:value-type="float" office:value="221.7792">
            <text:p>221.7792</text:p>
          </table:table-cell>
          <table:table-cell office:value-type="string">
            <text:p>C55 C5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">
            <text:p>1</text:p>
          </table:table-cell>
          <table:table-cell office:value-type="string">
            <text:p>Case, Mr. Howard Brown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19924">
            <text:p>1992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 office:value-type="string">
            <text:p>Demetri, Mr. Marink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38">
            <text:p>349238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office:value-type="string">
            <text:p>Lamb, Mr. John Joseph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40261">
            <text:p>240261</text:p>
          </table:table-cell>
          <table:table-cell office:value-type="float" office:value="10.7083">
            <text:p>10.708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3">
            <text:p>3</text:p>
          </table:table-cell>
          <table:table-cell office:value-type="string">
            <text:p>Khalil, Mr. Betros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">
            <text:p>3</text:p>
          </table:table-cell>
          <table:table-cell office:value-type="string">
            <text:p>Barry, Miss. Julia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30844">
            <text:p>330844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3">
            <text:p>3</text:p>
          </table:table-cell>
          <table:table-cell office:value-type="string">
            <text:p>Badman, Miss. Emily Louis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4 3141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3">
            <text:p>3</text:p>
          </table:table-cell>
          <table:table-cell office:value-type="string">
            <text:p>O'Donoghue, Ms. Bridget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4856">
            <text:p>364856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2">
            <text:p>2</text:p>
          </table:table-cell>
          <table:table-cell office:value-type="string">
            <text:p>Wells, Master. Ralph Lester</text:p>
          </table:table-cell>
          <table:table-cell office:value-type="string">
            <text:p>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9103">
            <text:p>2910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3">
            <text:p>3</text:p>
          </table:table-cell>
          <table:table-cell office:value-type="string">
            <text:p>Dyker, Mrs. Adolf Fredrik (Anna Elisabeth Judith Andersson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072">
            <text:p>347072</text:p>
          </table:table-cell>
          <table:table-cell office:value-type="float" office:value="13.9">
            <text:p>13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3">
            <text:p>3</text:p>
          </table:table-cell>
          <table:table-cell office:value-type="string">
            <text:p>Pedersen, Mr. Olaf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5498">
            <text:p>345498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">
            <text:p>1</text:p>
          </table:table-cell>
          <table:table-cell office:value-type="string">
            <text:p>Davidson, Mrs. Thornton (Orian Hays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.C. 12750</text:p>
          </table:table-cell>
          <table:table-cell office:value-type="float" office:value="52">
            <text:p>52</text:p>
          </table:table-cell>
          <table:table-cell office:value-type="string">
            <text:p>B7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3">
            <text:p>3</text:p>
          </table:table-cell>
          <table:table-cell office:value-type="string">
            <text:p>Guest, Mr. Robert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6563">
            <text:p>376563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">
            <text:p>1</text:p>
          </table:table-cell>
          <table:table-cell office:value-type="string">
            <text:p>Birnbaum, Mr. Jakob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3905">
            <text:p>1390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3">
            <text:p>3</text:p>
          </table:table-cell>
          <table:table-cell office:value-type="string">
            <text:p>Tenglin, Mr. Gunnar Isidor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50033">
            <text:p>350033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string">
            <text:p>Cavendish, Mrs. Tyrell William (Julia Florence Siegel)</text:p>
          </table:table-cell>
          <table:table-cell office:value-type="string">
            <text:p>female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77">
            <text:p>19877</text:p>
          </table:table-cell>
          <table:table-cell office:value-type="float" office:value="78.85">
            <text:p>78.85</text:p>
          </table:table-cell>
          <table:table-cell office:value-type="string">
            <text:p>C4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3">
            <text:p>3</text:p>
          </table:table-cell>
          <table:table-cell office:value-type="string">
            <text:p>Makinen, Mr. Kalle Edvard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 2. 3101268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3">
            <text:p>3</text:p>
          </table:table-cell>
          <table:table-cell office:value-type="string">
            <text:p>Braf, Miss. Elin Ester Maria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47471">
            <text:p>347471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3">
            <text:p>3</text:p>
          </table:table-cell>
          <table:table-cell office:value-type="string">
            <text:p>Nancarrow, Mr. William Henry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./5. 3338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string">
            <text:p>Stengel, Mrs. Charles Emil Henry (Annie May Morris)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78">
            <text:p>11778</text:p>
          </table:table-cell>
          <table:table-cell office:value-type="float" office:value="55.4417">
            <text:p>55.4417</text:p>
          </table:table-cell>
          <table:table-cell office:value-type="string">
            <text:p>C11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2">
            <text:p>2</text:p>
          </table:table-cell>
          <table:table-cell office:value-type="string">
            <text:p>Weisz, Mr. Leopold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414">
            <text:p>22841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3">
            <text:p>3</text:p>
          </table:table-cell>
          <table:table-cell office:value-type="string">
            <text:p>Foley, Mr.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5235">
            <text:p>365235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3">
            <text:p>3</text:p>
          </table:table-cell>
          <table:table-cell office:value-type="string">
            <text:p>Johansson Palmquist, Mr. Oskar Leander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0">
            <text:p>347070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3">
            <text:p>3</text:p>
          </table:table-cell>
          <table:table-cell office:value-type="string">
            <text:p>Thomas, Mrs. Alexander (Thamine Thelma")"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2625">
            <text:p>2625</text:p>
          </table:table-cell>
          <table:table-cell office:value-type="float" office:value="8.5167">
            <text:p>8.516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3">
            <text:p>3</text:p>
          </table:table-cell>
          <table:table-cell office:value-type="string">
            <text:p>Holthen, Mr. Johan Marti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4001</text:p>
          </table:table-cell>
          <table:table-cell office:value-type="float" office:value="22.525">
            <text:p>22.5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3">
            <text:p>3</text:p>
          </table:table-cell>
          <table:table-cell office:value-type="string">
            <text:p>Buckley, Mr. Daniel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30920">
            <text:p>330920</text:p>
          </table:table-cell>
          <table:table-cell office:value-type="float" office:value="7.8208">
            <text:p>7.8208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3">
            <text:p>3</text:p>
          </table:table-cell>
          <table:table-cell office:value-type="string">
            <text:p>Ryan, Mr. Edwar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83162">
            <text:p>38316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string">
            <text:p>Willer, Mr. Aaron (Abi Weller")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10">
            <text:p>3410</text:p>
          </table:table-cell>
          <table:table-cell office:value-type="float" office:value="8.7125">
            <text:p>8.7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">
            <text:p>2</text:p>
          </table:table-cell>
          <table:table-cell office:value-type="string">
            <text:p>Swane, Mr. George</text:p>
          </table:table-cell>
          <table:table-cell office:value-type="string">
            <text:p>male</text:p>
          </table:table-cell>
          <table:table-cell office:value-type="float" office:value="18.5">
            <text:p>18.5</text:p>
          </table:table-cell>
          <table:table-cell table:number-columns-repeated="2" office:value-type="float" office:value="0">
            <text:p>0</text:p>
          </table:table-cell>
          <table:table-cell office:value-type="float" office:value="248734">
            <text:p>248734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2">
            <text:p>2</text:p>
          </table:table-cell>
          <table:table-cell office:value-type="string">
            <text:p>Stanton, Mr. Samuel Ward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37734">
            <text:p>237734</text:p>
          </table:table-cell>
          <table:table-cell office:value-type="float" office:value="15.0458">
            <text:p>15.0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3">
            <text:p>3</text:p>
          </table:table-cell>
          <table:table-cell office:value-type="string">
            <text:p>Shine, Miss. Ellen Natali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68">
            <text:p>330968</text:p>
          </table:table-cell>
          <table:table-cell office:value-type="float" office:value="7.7792">
            <text:p>7.77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string">
            <text:p>Evans, Miss. Edith Corse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31</text:p>
          </table:table-cell>
          <table:table-cell office:value-type="float" office:value="31.6792">
            <text:p>31.6792</text:p>
          </table:table-cell>
          <table:table-cell office:value-type="string">
            <text:p>A2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3">
            <text:p>3</text:p>
          </table:table-cell>
          <table:table-cell office:value-type="string">
            <text:p>Buckley, Miss. Katherine</text:p>
          </table:table-cell>
          <table:table-cell office:value-type="string">
            <text:p>female</text:p>
          </table:table-cell>
          <table:table-cell office:value-type="float" office:value="18.5">
            <text:p>18.5</text:p>
          </table:table-cell>
          <table:table-cell table:number-columns-repeated="2" office:value-type="float" office:value="0">
            <text:p>0</text:p>
          </table:table-cell>
          <table:table-cell office:value-type="float" office:value="329944">
            <text:p>329944</text:p>
          </table:table-cell>
          <table:table-cell office:value-type="float" office:value="7.2833">
            <text:p>7.283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string">
            <text:p>Straus, Mrs. Isidor (Rosalie Ida Blun)</text:p>
          </table:table-cell>
          <table:table-cell office:value-type="string">
            <text:p>female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483</text:p>
          </table:table-cell>
          <table:table-cell office:value-type="float" office:value="221.7792">
            <text:p>221.7792</text:p>
          </table:table-cell>
          <table:table-cell office:value-type="string">
            <text:p>C55 C5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3">
            <text:p>3</text:p>
          </table:table-cell>
          <table:table-cell office:value-type="string">
            <text:p>Chronopoulos, Mr. Demetrios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0">
            <text:p>2680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3">
            <text:p>3</text:p>
          </table:table-cell>
          <table:table-cell office:value-type="string">
            <text:p>Thomas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float" office:value="6.4375">
            <text:p>6.437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3">
            <text:p>3</text:p>
          </table:table-cell>
          <table:table-cell office:value-type="string">
            <text:p>Sandstrom, Miss. Beatrice Irene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PP 9549</text:p>
          </table:table-cell>
          <table:table-cell office:value-type="float" office:value="16.7">
            <text:p>16.7</text:p>
          </table:table-cell>
          <table:table-cell office:value-type="string">
            <text:p>G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1">
            <text:p>1</text:p>
          </table:table-cell>
          <table:table-cell office:value-type="string">
            <text:p>Beattie, Mr. Thomson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3050">
            <text:p>13050</text:p>
          </table:table-cell>
          <table:table-cell office:value-type="float" office:value="75.2417">
            <text:p>75.2417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2">
            <text:p>2</text:p>
          </table:table-cell>
          <table:table-cell office:value-type="string">
            <text:p>Chapman, Mrs. John Henry (Sara Elizabeth Lawry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AH 2903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">
            <text:p>2</text:p>
          </table:table-cell>
          <table:table-cell office:value-type="string">
            <text:p>Watt, Miss. Bertha J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3595</text:p>
          </table:table-cell>
          <table:table-cell office:value-type="float" office:value="15.75">
            <text:p>15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3">
            <text:p>3</text:p>
          </table:table-cell>
          <table:table-cell office:value-type="string">
            <text:p>Kiernan, Mr. John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227">
            <text:p>367227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1">
            <text:p>1</text:p>
          </table:table-cell>
          <table:table-cell office:value-type="string">
            <text:p>Schabert, Mrs. Paul (Emma Mock)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236">
            <text:p>13236</text:p>
          </table:table-cell>
          <table:table-cell office:value-type="float" office:value="57.75">
            <text:p>57.75</text:p>
          </table:table-cell>
          <table:table-cell office:value-type="string">
            <text:p>C2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string">
            <text:p>Carver, Mr. Alfred John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92095">
            <text:p>392095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3">
            <text:p>3</text:p>
          </table:table-cell>
          <table:table-cell office:value-type="string">
            <text:p>Kennedy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783">
            <text:p>36878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3">
            <text:p>3</text:p>
          </table:table-cell>
          <table:table-cell office:value-type="string">
            <text:p>Cribb, Miss. Laura Alice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362">
            <text:p>371362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3">
            <text:p>3</text:p>
          </table:table-cell>
          <table:table-cell office:value-type="string">
            <text:p>Brobeck, Mr. Karl Rudolf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50045">
            <text:p>350045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3">
            <text:p>3</text:p>
          </table:table-cell>
          <table:table-cell office:value-type="string">
            <text:p>McCoy, Miss. Alicia</text:p>
          </table:table-cell>
          <table:table-cell office:value-type="string">
            <text:p>fe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7226">
            <text:p>367226</text:p>
          </table:table-cell>
          <table:table-cell office:value-type="float" office:value="23.25">
            <text:p>23.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2">
            <text:p>2</text:p>
          </table:table-cell>
          <table:table-cell office:value-type="string">
            <text:p>Bowenur, Mr. Solomo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11535">
            <text:p>21153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3">
            <text:p>3</text:p>
          </table:table-cell>
          <table:table-cell office:value-type="string">
            <text:p>Petersen, Mr. Marius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2441">
            <text:p>342441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3">
            <text:p>3</text:p>
          </table:table-cell>
          <table:table-cell office:value-type="string">
            <text:p>Spinner, Mr. Henry Joh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TON/OQ. 369943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string">
            <text:p>Gracie, Col. Archibald IV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0">
            <text:p>113780</text:p>
          </table:table-cell>
          <table:table-cell office:value-type="float" office:value="28.5">
            <text:p>28.5</text:p>
          </table:table-cell>
          <table:table-cell office:value-type="string">
            <text:p>C5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string">
            <text:p>Lefebre, Mrs. Frank (Frances)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33">
            <text:p>4133</text:p>
          </table:table-cell>
          <table:table-cell office:value-type="float" office:value="25.4667">
            <text:p>25.46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3">
            <text:p>3</text:p>
          </table:table-cell>
          <table:table-cell office:value-type="string">
            <text:p>Thomas, Mr. Charles P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21">
            <text:p>2621</text:p>
          </table:table-cell>
          <table:table-cell office:value-type="float" office:value="6.4375">
            <text:p>6.437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3">
            <text:p>3</text:p>
          </table:table-cell>
          <table:table-cell office:value-type="string">
            <text:p>Dintcheff, Mr. Valtcho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349226">
            <text:p>349226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3">
            <text:p>3</text:p>
          </table:table-cell>
          <table:table-cell office:value-type="string">
            <text:p>Carlsson, Mr. Carl Robert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9">
            <text:p>350409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3">
            <text:p>3</text:p>
          </table:table-cell>
          <table:table-cell office:value-type="string">
            <text:p>Zakarian, Mr. Mapriededer</text:p>
          </table:table-cell>
          <table:table-cell office:value-type="string">
            <text:p>male</text:p>
          </table:table-cell>
          <table:table-cell office:value-type="float" office:value="26.5">
            <text:p>26.5</text:p>
          </table:table-cell>
          <table:table-cell table:number-columns-repeated="2" office:value-type="float" office:value="0">
            <text:p>0</text:p>
          </table:table-cell>
          <table:table-cell office:value-type="float" office:value="2656">
            <text:p>2656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">
            <text:p>2</text:p>
          </table:table-cell>
          <table:table-cell office:value-type="string">
            <text:p>Schmidt, Mr. August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48659">
            <text:p>24865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3">
            <text:p>3</text:p>
          </table:table-cell>
          <table:table-cell office:value-type="string">
            <text:p>Drapkin, Miss. Jennie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Q 392083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3">
            <text:p>3</text:p>
          </table:table-cell>
          <table:table-cell office:value-type="string">
            <text:p>Goodwin, Mr. Charles Frederick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3">
            <text:p>3</text:p>
          </table:table-cell>
          <table:table-cell office:value-type="string">
            <text:p>Goodwin, Miss. Jessie Allis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A 2144</text:p>
          </table:table-cell>
          <table:table-cell office:value-type="float" office:value="46.9">
            <text:p>46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1">
            <text:p>1</text:p>
          </table:table-cell>
          <table:table-cell office:value-type="string">
            <text:p>Daniels, Miss. Sarah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3781">
            <text:p>113781</text:p>
          </table:table-cell>
          <table:table-cell office:value-type="float" office:value="151.55">
            <text:p>151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1">
            <text:p>1</text:p>
          </table:table-cell>
          <table:table-cell office:value-type="string">
            <text:p>Ryerson, Mr. Arthur Larned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C 17608</text:p>
          </table:table-cell>
          <table:table-cell office:value-type="float" office:value="262.375">
            <text:p>262.375</text:p>
          </table:table-cell>
          <table:table-cell office:value-type="string">
            <text:p>B57 B59 B63 B6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2">
            <text:p>2</text:p>
          </table:table-cell>
          <table:table-cell office:value-type="string">
            <text:p>Beauchamp, Mr. Henry James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4358">
            <text:p>244358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office:value-type="string">
            <text:p>Lindeberg-Lind, Mr. Erik Gustaf (Mr Edward Lingrey")"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7475">
            <text:p>17475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3">
            <text:p>3</text:p>
          </table:table-cell>
          <table:table-cell office:value-type="string">
            <text:p>Vander Planke, Mr. Julius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45763">
            <text:p>345763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string">
            <text:p>Hilliard, Mr. Herbert Henry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463">
            <text:p>17463</text:p>
          </table:table-cell>
          <table:table-cell office:value-type="float" office:value="51.8625">
            <text:p>51.8625</text:p>
          </table:table-cell>
          <table:table-cell office:value-type="string">
            <text:p>E4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3">
            <text:p>3</text:p>
          </table:table-cell>
          <table:table-cell office:value-type="string">
            <text:p>Davies, Mr. Evan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A4 23568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string">
            <text:p>Crafton, Mr. John Bertr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3791">
            <text:p>113791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2">
            <text:p>2</text:p>
          </table:table-cell>
          <table:table-cell office:value-type="string">
            <text:p>Lahtinen, Rev. William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250651">
            <text:p>250651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 office:value-type="string">
            <text:p>Earnshaw, Mrs. Boulton (Olive Potter)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67">
            <text:p>11767</text:p>
          </table:table-cell>
          <table:table-cell office:value-type="float" office:value="83.1583">
            <text:p>83.1583</text:p>
          </table:table-cell>
          <table:table-cell office:value-type="string">
            <text:p>C54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3">
            <text:p>3</text:p>
          </table:table-cell>
          <table:table-cell office:value-type="string">
            <text:p>Matinoff, Mr. Nicol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55">
            <text:p>349255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3">
            <text:p>3</text:p>
          </table:table-cell>
          <table:table-cell office:value-type="string">
            <text:p>Storey, Mr. Thomas</text:p>
          </table:table-cell>
          <table:table-cell office:value-type="string">
            <text:p>male</text:p>
          </table:table-cell>
          <table:table-cell office:value-type="float" office:value="60.5">
            <text:p>60.5</text:p>
          </table:table-cell>
          <table:table-cell table:number-columns-repeated="2"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3">
            <text:p>3</text:p>
          </table:table-cell>
          <table:table-cell office:value-type="string">
            <text:p>Klasen, Mrs. (Hulda Kristina Eugenia Lofqvist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0405">
            <text:p>350405</text:p>
          </table:table-cell>
          <table:table-cell office:value-type="float" office:value="12.1833">
            <text:p>12.18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Asplund, Master. Filip Oscar</text:p>
          </table:table-cell>
          <table:table-cell office:value-type="string">
            <text:p>male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3">
            <text:p>3</text:p>
          </table:table-cell>
          <table:table-cell office:value-type="string">
            <text:p>Duquemin, Mr. Joseph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/P.P. 752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1">
            <text:p>1</text:p>
          </table:table-cell>
          <table:table-cell office:value-type="string">
            <text:p>Bird, Miss. Ellen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483</text:p>
          </table:table-cell>
          <table:table-cell office:value-type="float" office:value="221.7792">
            <text:p>221.7792</text:p>
          </table:table-cell>
          <table:table-cell office:value-type="string">
            <text:p>C9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3">
            <text:p>3</text:p>
          </table:table-cell>
          <table:table-cell office:value-type="string">
            <text:p>Lundin, Miss. Olga Elida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9">
            <text:p>347469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string">
            <text:p>Borebank, Mr. John James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10489">
            <text:p>110489</text:p>
          </table:table-cell>
          <table:table-cell office:value-type="float" office:value="26.55">
            <text:p>26.55</text:p>
          </table:table-cell>
          <table:table-cell office:value-type="string">
            <text:p>D2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3">
            <text:p>3</text:p>
          </table:table-cell>
          <table:table-cell office:value-type="string">
            <text:p>Peacock, Mrs. Benjamin (Edith Nile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TON/O.Q. 3101315</text:p>
          </table:table-cell>
          <table:table-cell office:value-type="float" office:value="13.775">
            <text:p>13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3">
            <text:p>3</text:p>
          </table:table-cell>
          <table:table-cell office:value-type="string">
            <text:p>Smyth, Miss. Juli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5432">
            <text:p>335432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3">
            <text:p>3</text:p>
          </table:table-cell>
          <table:table-cell office:value-type="string">
            <text:p>Touma, Master. Georges Youssef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2">
            <text:p>2</text:p>
          </table:table-cell>
          <table:table-cell office:value-type="string">
            <text:p>Wright, Miss. Marion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20844">
            <text:p>220844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3">
            <text:p>3</text:p>
          </table:table-cell>
          <table:table-cell office:value-type="string">
            <text:p>Pearce, Mr. Ernest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3271">
            <text:p>34327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">
            <text:p>2</text:p>
          </table:table-cell>
          <table:table-cell office:value-type="string">
            <text:p>Peruschitz, Rev. Joseph Maria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37393">
            <text:p>23739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3">
            <text:p>3</text:p>
          </table:table-cell>
          <table:table-cell office:value-type="string">
            <text:p>Kink-Heilmann, Mrs. Anton (Luise Heilmann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float" office:value="315153">
            <text:p>315153</text:p>
          </table:table-cell>
          <table:table-cell office:value-type="float" office:value="22.025">
            <text:p>22.0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">
            <text:p>1</text:p>
          </table:table-cell>
          <table:table-cell office:value-type="string">
            <text:p>Brandeis, Mr. Emil</text:p>
          </table:table-cell>
          <table:table-cell office:value-type="string">
            <text:p>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91</text:p>
          </table:table-cell>
          <table:table-cell office:value-type="float" office:value="50.4958">
            <text:p>50.4958</text:p>
          </table:table-cell>
          <table:table-cell office:value-type="string">
            <text:p>B1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3">
            <text:p>3</text:p>
          </table:table-cell>
          <table:table-cell office:value-type="string">
            <text:p>Ford, Mr. Edward Watson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./C. 6608</text:p>
          </table:table-cell>
          <table:table-cell office:value-type="float" office:value="34.375">
            <text:p>34.3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1">
            <text:p>1</text:p>
          </table:table-cell>
          <table:table-cell office:value-type="string">
            <text:p>Cassebeer, Mrs. Henry Arthur Jr (Eleanor Genevieve Fosdick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770">
            <text:p>17770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3">
            <text:p>3</text:p>
          </table:table-cell>
          <table:table-cell office:value-type="string">
            <text:p>Hellstrom, Miss. Hilda Mar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548">
            <text:p>7548</text:p>
          </table:table-cell>
          <table:table-cell office:value-type="float" office:value="8.9625">
            <text:p>8.9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3">
            <text:p>3</text:p>
          </table:table-cell>
          <table:table-cell office:value-type="string">
            <text:p>Lithman, Mr. Simo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.O./P.P. 251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3">
            <text:p>3</text:p>
          </table:table-cell>
          <table:table-cell office:value-type="string">
            <text:p>Zakarian, Mr. Orti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670">
            <text:p>2670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3">
            <text:p>3</text:p>
          </table:table-cell>
          <table:table-cell office:value-type="string">
            <text:p>Dyker, Mr. Adolf Fredrik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7072">
            <text:p>347072</text:p>
          </table:table-cell>
          <table:table-cell office:value-type="float" office:value="13.9">
            <text:p>13.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string">
            <text:p>Torfa, Mr. Assa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73">
            <text:p>2673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3">
            <text:p>3</text:p>
          </table:table-cell>
          <table:table-cell office:value-type="string">
            <text:p>Asplund, Mr. Carl Oscar Vilhelm Gustafsson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2">
            <text:p>2</text:p>
          </table:table-cell>
          <table:table-cell office:value-type="string">
            <text:p>Brown, Miss. Edith Eileen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750">
            <text:p>29750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2">
            <text:p>2</text:p>
          </table:table-cell>
          <table:table-cell office:value-type="string">
            <text:p>Sincock, Miss. Maude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3112</text:p>
          </table:table-cell>
          <table:table-cell office:value-type="float" office:value="36.75">
            <text:p>36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">
            <text:p>1</text:p>
          </table:table-cell>
          <table:table-cell office:value-type="string">
            <text:p>Stengel, Mr. Charles Emil Henry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78">
            <text:p>11778</text:p>
          </table:table-cell>
          <table:table-cell office:value-type="float" office:value="55.4417">
            <text:p>55.4417</text:p>
          </table:table-cell>
          <table:table-cell office:value-type="string">
            <text:p>C11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2">
            <text:p>2</text:p>
          </table:table-cell>
          <table:table-cell office:value-type="string">
            <text:p>Becker, Mrs. Allen Oliver (Nellie E Baumgardner)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0136">
            <text:p>230136</text:p>
          </table:table-cell>
          <table:table-cell office:value-type="float" office:value="39">
            <text:p>39</text:p>
          </table:table-cell>
          <table:table-cell office:value-type="string">
            <text:p>F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1">
            <text:p>1</text:p>
          </table:table-cell>
          <table:table-cell office:value-type="string">
            <text:p>Compton, Mrs. Alexander Taylor (Mary Eliza Ingersoll)</text:p>
          </table:table-cell>
          <table:table-cell office:value-type="string">
            <text:p>female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C 17756</text:p>
          </table:table-cell>
          <table:table-cell office:value-type="float" office:value="83.1583">
            <text:p>83.1583</text:p>
          </table:table-cell>
          <table:table-cell office:value-type="string">
            <text:p>E4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2">
            <text:p>2</text:p>
          </table:table-cell>
          <table:table-cell office:value-type="string">
            <text:p>McCrie, Mr. James Matthew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33478">
            <text:p>233478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string">
            <text:p>Compton, Mr. Alexander Taylor Jr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C 17756</text:p>
          </table:table-cell>
          <table:table-cell office:value-type="float" office:value="83.1583">
            <text:p>83.1583</text:p>
          </table:table-cell>
          <table:table-cell office:value-type="string">
            <text:p>E5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1">
            <text:p>1</text:p>
          </table:table-cell>
          <table:table-cell office:value-type="string">
            <text:p>Marvin, Mrs. Daniel Warner (Mary Graham Carmichael Farquarson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3773">
            <text:p>113773</text:p>
          </table:table-cell>
          <table:table-cell office:value-type="float" office:value="53.1">
            <text:p>53.1</text:p>
          </table:table-cell>
          <table:table-cell office:value-type="string">
            <text:p>D3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3">
            <text:p>3</text:p>
          </table:table-cell>
          <table:table-cell office:value-type="string">
            <text:p>Lane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5">
            <text:p>7935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1">
            <text:p>1</text:p>
          </table:table-cell>
          <table:table-cell office:value-type="string">
            <text:p>Douglas, Mrs. Frederick Charles (Mary Helene Baxter)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C 17558</text:p>
          </table:table-cell>
          <table:table-cell office:value-type="float" office:value="247.5208">
            <text:p>247.5208</text:p>
          </table:table-cell>
          <table:table-cell office:value-type="string">
            <text:p>B58 B6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2">
            <text:p>2</text:p>
          </table:table-cell>
          <table:table-cell office:value-type="string">
            <text:p>Maybery, Mr. Frank Hubert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39059">
            <text:p>239059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2">
            <text:p>2</text:p>
          </table:table-cell>
          <table:table-cell office:value-type="string">
            <text:p>Phillips, Miss. Alice Frances Louisa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.O./P.P. 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3">
            <text:p>3</text:p>
          </table:table-cell>
          <table:table-cell office:value-type="string">
            <text:p>Davies, Mr. Joseph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/4 48873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3">
            <text:p>3</text:p>
          </table:table-cell>
          <table:table-cell office:value-type="string">
            <text:p>Sage, Miss. Ada</text:p>
          </table:table-cell>
          <table:table-cell office:value-type="string">
            <text:p>female</text:p>
          </table:table-cell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2">
            <text:p>2</text:p>
          </table:table-cell>
          <table:table-cell office:value-type="string">
            <text:p>Veal, Mr. James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8221">
            <text:p>2822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2">
            <text:p>2</text:p>
          </table:table-cell>
          <table:table-cell office:value-type="string">
            <text:p>Angle, Mr. William A</text:p>
          </table:table-cell>
          <table:table-cell office:value-type="string">
            <text:p>male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6875">
            <text:p>22687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">
            <text:p>1</text:p>
          </table:table-cell>
          <table:table-cell office:value-type="string">
            <text:p>Salomon, Mr. Abraham L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1163">
            <text:p>11116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3">
            <text:p>3</text:p>
          </table:table-cell>
          <table:table-cell office:value-type="string">
            <text:p>van Billiard, Master. Walter John</text:p>
          </table:table-cell>
          <table:table-cell office:value-type="string">
            <text:p>male</text:p>
          </table:table-cell>
          <table:table-cell office:value-type="float" office:value="11.5">
            <text:p>11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/5. 851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2">
            <text:p>2</text:p>
          </table:table-cell>
          <table:table-cell office:value-type="string">
            <text:p>Lingane, Mr. John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235509">
            <text:p>235509</text:p>
          </table:table-cell>
          <table:table-cell office:value-type="float" office:value="12.35">
            <text:p>12.3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2">
            <text:p>2</text:p>
          </table:table-cell>
          <table:table-cell office:value-type="string">
            <text:p>Drew, Master. Marshall Brines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220">
            <text:p>28220</text:p>
          </table:table-cell>
          <table:table-cell office:value-type="float" office:value="32.5">
            <text:p>32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3">
            <text:p>3</text:p>
          </table:table-cell>
          <table:table-cell office:value-type="string">
            <text:p>Karlsson, Mr. Julius Konrad Eugen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5">
            <text:p>347465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string">
            <text:p>Spedden, Master. Robert Douglas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966">
            <text:p>16966</text:p>
          </table:table-cell>
          <table:table-cell office:value-type="float" office:value="134.5">
            <text:p>134.5</text:p>
          </table:table-cell>
          <table:table-cell office:value-type="string">
            <text:p>E34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3">
            <text:p>3</text:p>
          </table:table-cell>
          <table:table-cell office:value-type="string">
            <text:p>Nilsson, Miss. Berta Olivi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6">
            <text:p>347066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2">
            <text:p>2</text:p>
          </table:table-cell>
          <table:table-cell office:value-type="string">
            <text:p>Baimbrigge, Mr. Charles Robert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1030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3">
            <text:p>3</text:p>
          </table:table-cell>
          <table:table-cell office:value-type="string">
            <text:p>Rasmussen, Mrs. (Lena Jacobsen Solvang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5305">
            <text:p>65305</text:p>
          </table:table-cell>
          <table:table-cell office:value-type="float" office:value="8.1125">
            <text:p>8.1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3">
            <text:p>3</text:p>
          </table:table-cell>
          <table:table-cell office:value-type="string">
            <text:p>Murphy, Miss. Nor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568">
            <text:p>36568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3">
            <text:p>3</text:p>
          </table:table-cell>
          <table:table-cell office:value-type="string">
            <text:p>Danbom, Master. Gilbert Sigvard Emanuel</text:p>
          </table:table-cell>
          <table:table-cell office:value-type="string">
            <text:p>male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7080">
            <text:p>347080</text:p>
          </table:table-cell>
          <table:table-cell office:value-type="float" office:value="14.4">
            <text:p>14.4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1">
            <text:p>1</text:p>
          </table:table-cell>
          <table:table-cell office:value-type="string">
            <text:p>Astor, Col. John Jacob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57</text:p>
          </table:table-cell>
          <table:table-cell office:value-type="float" office:value="227.525">
            <text:p>227.525</text:p>
          </table:table-cell>
          <table:table-cell office:value-type="string">
            <text:p>C62 C64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2">
            <text:p>2</text:p>
          </table:table-cell>
          <table:table-cell office:value-type="string">
            <text:p>Quick, Miss. Winifred Vera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6360">
            <text:p>26360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2">
            <text:p>2</text:p>
          </table:table-cell>
          <table:table-cell office:value-type="string">
            <text:p>Andrew, Mr. Frank Thomas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4050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office:value-type="string">
            <text:p>Omont, Mr. Alfred Fernan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F.C. 12998</text:p>
          </table:table-cell>
          <table:table-cell office:value-type="float" office:value="25.7417">
            <text:p>25.741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3">
            <text:p>3</text:p>
          </table:table-cell>
          <table:table-cell office:value-type="string">
            <text:p>McGowan, Miss. Katherine</text:p>
          </table:table-cell>
          <table:table-cell office:value-type="string">
            <text:p>female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9232">
            <text:p>923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2">
            <text:p>2</text:p>
          </table:table-cell>
          <table:table-cell office:value-type="string">
            <text:p>Collett, Mr. Sidney C Stuart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8034">
            <text:p>28034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Rosenbaum, Miss. Edith Louise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13</text:p>
          </table:table-cell>
          <table:table-cell office:value-type="float" office:value="27.7208">
            <text:p>27.7208</text:p>
          </table:table-cell>
          <table:table-cell office:value-type="string">
            <text:p>A1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3">
            <text:p>3</text:p>
          </table:table-cell>
          <table:table-cell office:value-type="string">
            <text:p>Delalic, Mr. Redjo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9250">
            <text:p>349250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3">
            <text:p>3</text:p>
          </table:table-cell>
          <table:table-cell office:value-type="string">
            <text:p>Andersen, Mr. Albert Karvi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 4001</text:p>
          </table:table-cell>
          <table:table-cell office:value-type="float" office:value="22.525">
            <text:p>22.5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3">
            <text:p>3</text:p>
          </table:table-cell>
          <table:table-cell office:value-type="string">
            <text:p>Finoli, Mr. Luigi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.Q. 3101308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2">
            <text:p>2</text:p>
          </table:table-cell>
          <table:table-cell office:value-type="string">
            <text:p>Deacon, Mr. Percy William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2">
            <text:p>2</text:p>
          </table:table-cell>
          <table:table-cell office:value-type="string">
            <text:p>Howard, Mrs. Benjamin (Ellen Truelove Arman)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065">
            <text:p>24065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3">
            <text:p>3</text:p>
          </table:table-cell>
          <table:table-cell office:value-type="string">
            <text:p>Andersson, Miss. Ida Augusta Margareta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91">
            <text:p>347091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1">
            <text:p>1</text:p>
          </table:table-cell>
          <table:table-cell office:value-type="string">
            <text:p>Head, Mr. Christopher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13038">
            <text:p>113038</text:p>
          </table:table-cell>
          <table:table-cell office:value-type="float" office:value="42.5">
            <text:p>42.5</text:p>
          </table:table-cell>
          <table:table-cell office:value-type="string">
            <text:p>B1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3">
            <text:p>3</text:p>
          </table:table-cell>
          <table:table-cell office:value-type="string">
            <text:p>Mahon, Miss. Bridget Deli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24">
            <text:p>330924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1">
            <text:p>1</text:p>
          </table:table-cell>
          <table:table-cell office:value-type="string">
            <text:p>Wick, Mr. George Dennick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36928">
            <text:p>36928</text:p>
          </table:table-cell>
          <table:table-cell office:value-type="float" office:value="164.8667">
            <text:p>164.8667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">
            <text:p>1</text:p>
          </table:table-cell>
          <table:table-cell office:value-type="string">
            <text:p>Widener, Mrs. George Dunton (Eleanor Elkins)</text:p>
          </table:table-cell>
          <table:table-cell office:value-type="string">
            <text:p>fe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13503">
            <text:p>113503</text:p>
          </table:table-cell>
          <table:table-cell office:value-type="float" office:value="211.5">
            <text:p>211.5</text:p>
          </table:table-cell>
          <table:table-cell office:value-type="string">
            <text:p>C8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3">
            <text:p>3</text:p>
          </table:table-cell>
          <table:table-cell office:value-type="string">
            <text:p>Thomson, Mr. Alexander Morriso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2302">
            <text:p>32302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2">
            <text:p>2</text:p>
          </table:table-cell>
          <table:table-cell office:value-type="string">
            <text:p>Duran y More, Miss. Florentin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C/PARIS 2148</text:p>
          </table:table-cell>
          <table:table-cell office:value-type="float" office:value="13.8583">
            <text:p>13.8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3">
            <text:p>3</text:p>
          </table:table-cell>
          <table:table-cell office:value-type="string">
            <text:p>Reynolds, Mr. Harold J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42684">
            <text:p>342684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2">
            <text:p>2</text:p>
          </table:table-cell>
          <table:table-cell office:value-type="string">
            <text:p>Cook, Mrs. (Selena Rogers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./C. 14266</text:p>
          </table:table-cell>
          <table:table-cell office:value-type="float" office:value="10.5">
            <text:p>10.5</text:p>
          </table:table-cell>
          <table:table-cell office:value-type="string">
            <text:p>F33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3">
            <text:p>3</text:p>
          </table:table-cell>
          <table:table-cell office:value-type="string">
            <text:p>Karlsson, Mr. Einar Gervasius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0053">
            <text:p>350053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1">
            <text:p>1</text:p>
          </table:table-cell>
          <table:table-cell office:value-type="string">
            <text:p>Candee, Mrs. Edward (Helen Churchill Hungerford)</text:p>
          </table:table-cell>
          <table:table-cell office:value-type="string">
            <text:p>female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06</text:p>
          </table:table-cell>
          <table:table-cell office:value-type="float" office:value="27.4458">
            <text:p>27.4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3">
            <text:p>3</text:p>
          </table:table-cell>
          <table:table-cell office:value-type="string">
            <text:p>Moubarek, Mrs. George (Omine Amenia" Alexander)"</text:p>
          </table:table-cell>
          <table:table-cell office:value-type="string">
            <text:p>female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61">
            <text:p>2661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3">
            <text:p>3</text:p>
          </table:table-cell>
          <table:table-cell office:value-type="string">
            <text:p>Asplund, Mr. Johan Charle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50054">
            <text:p>350054</text:p>
          </table:table-cell>
          <table:table-cell office:value-type="float" office:value="7.7958">
            <text:p>7.7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3">
            <text:p>3</text:p>
          </table:table-cell>
          <table:table-cell office:value-type="string">
            <text:p>McNeill, Miss. Bridget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70368">
            <text:p>370368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3">
            <text:p>3</text:p>
          </table:table-cell>
          <table:table-cell office:value-type="string">
            <text:p>Everett, Mr. Thomas James</text:p>
          </table:table-cell>
          <table:table-cell office:value-type="string">
            <text:p>male</text:p>
          </table:table-cell>
          <table:table-cell office:value-type="float" office:value="40.5">
            <text:p>40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6212</text:p>
          </table:table-cell>
          <table:table-cell office:value-type="float" office:value="15.1">
            <text:p>15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2">
            <text:p>2</text:p>
          </table:table-cell>
          <table:table-cell office:value-type="string">
            <text:p>Hocking, Mr. Samuel James Metcalf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42963">
            <text:p>242963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2">
            <text:p>2</text:p>
          </table:table-cell>
          <table:table-cell office:value-type="string">
            <text:p>Sweet, Mr. George Frederick</text:p>
          </table:table-cell>
          <table:table-cell office:value-type="string">
            <text:p>male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">
            <text:p>1</text:p>
          </table:table-cell>
          <table:table-cell office:value-type="string">
            <text:p>Willard, Miss. Constance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5">
            <text:p>113795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3">
            <text:p>3</text:p>
          </table:table-cell>
          <table:table-cell office:value-type="string">
            <text:p>Wiklund, Mr. Karl Johan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01266">
            <text:p>3101266</text:p>
          </table:table-cell>
          <table:table-cell office:value-type="float" office:value="6.4958">
            <text:p>6.4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3">
            <text:p>3</text:p>
          </table:table-cell>
          <table:table-cell office:value-type="string">
            <text:p>Linehan, Mr. Michael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0971">
            <text:p>330971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string">
            <text:p>Cumings, Mr. John Bradley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99</text:p>
          </table:table-cell>
          <table:table-cell office:value-type="float" office:value="71.2833">
            <text:p>71.2833</text:p>
          </table:table-cell>
          <table:table-cell office:value-type="string">
            <text:p>C8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3">
            <text:p>3</text:p>
          </table:table-cell>
          <table:table-cell office:value-type="string">
            <text:p>Vendel, Mr. Olof Edvin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50416">
            <text:p>350416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string">
            <text:p>Warren, Mr. Frank Manley</text:p>
          </table:table-cell>
          <table:table-cell office:value-type="string">
            <text:p>male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813">
            <text:p>110813</text:p>
          </table:table-cell>
          <table:table-cell office:value-type="float" office:value="75.25">
            <text:p>75.25</text:p>
          </table:table-cell>
          <table:table-cell office:value-type="string">
            <text:p>D37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3">
            <text:p>3</text:p>
          </table:table-cell>
          <table:table-cell office:value-type="string">
            <text:p>Baccos, Mr. Raffull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79">
            <text:p>2679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2">
            <text:p>2</text:p>
          </table:table-cell>
          <table:table-cell office:value-type="string">
            <text:p>Hiltunen, Miss. Marta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50650">
            <text:p>25065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office:value-type="string">
            <text:p>Douglas, Mrs. Walter Donald (Mahala Dutton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761</text:p>
          </table:table-cell>
          <table:table-cell office:value-type="float" office:value="106.425">
            <text:p>106.425</text:p>
          </table:table-cell>
          <table:table-cell office:value-type="string">
            <text:p>C8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1">
            <text:p>1</text:p>
          </table:table-cell>
          <table:table-cell office:value-type="string">
            <text:p>Lindstrom, Mrs. Carl Johan (Sigrid Posse)</text:p>
          </table:table-cell>
          <table:table-cell office:value-type="string">
            <text:p>fe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112377">
            <text:p>112377</text:p>
          </table:table-cell>
          <table:table-cell office:value-type="float" office:value="27.7208">
            <text:p>27.720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2">
            <text:p>2</text:p>
          </table:table-cell>
          <table:table-cell office:value-type="string">
            <text:p>Christy, Mrs. (Alice Frances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7789">
            <text:p>23778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1">
            <text:p>1</text:p>
          </table:table-cell>
          <table:table-cell office:value-type="string">
            <text:p>Spedden, Mr. Frederic Oakley</text:p>
          </table:table-cell>
          <table:table-cell office:value-type="string">
            <text:p>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16966">
            <text:p>16966</text:p>
          </table:table-cell>
          <table:table-cell office:value-type="float" office:value="134.5">
            <text:p>134.5</text:p>
          </table:table-cell>
          <table:table-cell office:value-type="string">
            <text:p>E34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3">
            <text:p>3</text:p>
          </table:table-cell>
          <table:table-cell office:value-type="string">
            <text:p>Hyman, Mr. Abrah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70">
            <text:p>3470</text:p>
          </table:table-cell>
          <table:table-cell office:value-type="float" office:value="7.8875">
            <text:p>7.8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3">
            <text:p>3</text:p>
          </table:table-cell>
          <table:table-cell office:value-type="string">
            <text:p>Johnston, Master. William Arthur Willie""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./C. 6607</text:p>
          </table:table-cell>
          <table:table-cell office:value-type="float" office:value="23.45">
            <text:p>23.4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1">
            <text:p>1</text:p>
          </table:table-cell>
          <table:table-cell office:value-type="string">
            <text:p>Kenyon, Mr. Frederick R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64">
            <text:p>17464</text:p>
          </table:table-cell>
          <table:table-cell office:value-type="float" office:value="51.8625">
            <text:p>51.8625</text:p>
          </table:table-cell>
          <table:table-cell office:value-type="string">
            <text:p>D2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string">
            <text:p>Karnes, Mrs. J Frank (Claire Bennett)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.C.C. 13534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2">
            <text:p>2</text:p>
          </table:table-cell>
          <table:table-cell office:value-type="string">
            <text:p>Drew, Mr. James Vivian</text:p>
          </table:table-cell>
          <table:table-cell office:value-type="string">
            <text:p>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28220">
            <text:p>28220</text:p>
          </table:table-cell>
          <table:table-cell office:value-type="float" office:value="32.5">
            <text:p>32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2">
            <text:p>2</text:p>
          </table:table-cell>
          <table:table-cell office:value-type="string">
            <text:p>Hold, Mrs. Stephen (Annie Margaret Hill)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707">
            <text:p>2670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3">
            <text:p>3</text:p>
          </table:table-cell>
          <table:table-cell office:value-type="string">
            <text:p>Khalil, Mrs. Betros (Zahie Maria" Elias)"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office:value-type="float" office:value="14.4542">
            <text:p>14.45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2">
            <text:p>2</text:p>
          </table:table-cell>
          <table:table-cell office:value-type="string">
            <text:p>West, Miss. Barbara J</text:p>
          </table:table-cell>
          <table:table-cell office:value-type="string">
            <text:p>female</text:p>
          </table:table-cell>
          <table:table-cell office:value-type="float" office:value="0.92">
            <text:p>0.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34651</text:p>
          </table:table-cell>
          <table:table-cell office:value-type="float" office:value="27.75">
            <text:p>27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3">
            <text:p>3</text:p>
          </table:table-cell>
          <table:table-cell office:value-type="string">
            <text:p>Abrahamsson, Mr. Abraham August Johannes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2 3101284</text:p>
          </table:table-cell>
          <table:table-cell office:value-type="float" office:value="7.925">
            <text:p>7.9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string">
            <text:p>Clark, Mr. Walter Miller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8">
            <text:p>13508</text:p>
          </table:table-cell>
          <table:table-cell office:value-type="float" office:value="136.7792">
            <text:p>136.7792</text:p>
          </table:table-cell>
          <table:table-cell office:value-type="string">
            <text:p>C8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3">
            <text:p>3</text:p>
          </table:table-cell>
          <table:table-cell office:value-type="string">
            <text:p>Salander, Mr. Karl Johan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266">
            <text:p>7266</text:p>
          </table:table-cell>
          <table:table-cell office:value-type="float" office:value="9.325">
            <text:p>9.3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3">
            <text:p>3</text:p>
          </table:table-cell>
          <table:table-cell office:value-type="string">
            <text:p>Wenzel, Mr. Linhart</text:p>
          </table:table-cell>
          <table:table-cell office:value-type="string">
            <text:p>male</text:p>
          </table:table-cell>
          <table:table-cell office:value-type="float" office:value="32.5">
            <text:p>32.5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5">
            <text:p>345775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3">
            <text:p>3</text:p>
          </table:table-cell>
          <table:table-cell office:value-type="string">
            <text:p>MacKay, Mr. George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C.A. 42795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3">
            <text:p>3</text:p>
          </table:table-cell>
          <table:table-cell office:value-type="string">
            <text:p>Mahon, Mr. Joh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Q/4 3130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3">
            <text:p>3</text:p>
          </table:table-cell>
          <table:table-cell office:value-type="string">
            <text:p>Niklasson, Mr. Samuel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63611">
            <text:p>363611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Bentham, Miss. Lilian W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8404">
            <text:p>2840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3">
            <text:p>3</text:p>
          </table:table-cell>
          <table:table-cell office:value-type="string">
            <text:p>Midtsjo, Mr. Karl Albert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45501">
            <text:p>345501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3">
            <text:p>3</text:p>
          </table:table-cell>
          <table:table-cell office:value-type="string">
            <text:p>de Messemaeker, Mr. Guillaume Joseph</text:p>
          </table:table-cell>
          <table:table-cell office:value-type="string">
            <text:p>male</text:p>
          </table:table-cell>
          <table:table-cell office:value-type="float" office:value="36.5">
            <text:p>36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5572">
            <text:p>345572</text:p>
          </table:table-cell>
          <table:table-cell office:value-type="float" office:value="17.4">
            <text:p>17.4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3">
            <text:p>3</text:p>
          </table:table-cell>
          <table:table-cell office:value-type="string">
            <text:p>Nilsson, Mr. August Ferdinand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0410">
            <text:p>350410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2">
            <text:p>2</text:p>
          </table:table-cell>
          <table:table-cell office:value-type="string">
            <text:p>Wells, Mrs. Arthur Henry (Addie" Dart Trevaskis)"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103">
            <text:p>2910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3">
            <text:p>3</text:p>
          </table:table-cell>
          <table:table-cell office:value-type="string">
            <text:p>Klasen, Miss. Gertrud Emilia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office:value-type="float" office:value="350405">
            <text:p>350405</text:p>
          </table:table-cell>
          <table:table-cell office:value-type="float" office:value="12.1833">
            <text:p>12.183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2">
            <text:p>2</text:p>
          </table:table-cell>
          <table:table-cell office:value-type="string">
            <text:p>Portaluppi, Mr. Emilio Ilario Giuseppe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4644</text:p>
          </table:table-cell>
          <table:table-cell office:value-type="float" office:value="12.7375">
            <text:p>12.737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3">
            <text:p>3</text:p>
          </table:table-cell>
          <table:table-cell office:value-type="string">
            <text:p>Lyntakoff, Mr. Stank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49235">
            <text:p>349235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1">
            <text:p>1</text:p>
          </table:table-cell>
          <table:table-cell office:value-type="string">
            <text:p>Chisholm, Mr. Roderick Robert Crispi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2051">
            <text:p>11205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3">
            <text:p>3</text:p>
          </table:table-cell>
          <table:table-cell office:value-type="string">
            <text:p>Warren, Mr. Charles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C.A. 49867</text:p>
          </table:table-cell>
          <table:table-cell office:value-type="float" office:value="7.55">
            <text:p>7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3">
            <text:p>3</text:p>
          </table:table-cell>
          <table:table-cell office:value-type="string">
            <text:p>Howard, Miss. May Elizabeth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. 2. 3918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3">
            <text:p>3</text:p>
          </table:table-cell>
          <table:table-cell office:value-type="string">
            <text:p>Pokrnic, Mr. Mate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5">
            <text:p>315095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1">
            <text:p>1</text:p>
          </table:table-cell>
          <table:table-cell office:value-type="string">
            <text:p>McCaffry, Mr. Thomas Francis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3050">
            <text:p>13050</text:p>
          </table:table-cell>
          <table:table-cell office:value-type="float" office:value="75.2417">
            <text:p>75.2417</text:p>
          </table:table-cell>
          <table:table-cell office:value-type="string">
            <text:p>C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3">
            <text:p>3</text:p>
          </table:table-cell>
          <table:table-cell office:value-type="string">
            <text:p>Fox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573">
            <text:p>36857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1">
            <text:p>1</text:p>
          </table:table-cell>
          <table:table-cell office:value-type="string">
            <text:p>Clark, Mrs. Walter Miller (Virginia McDowell)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08">
            <text:p>13508</text:p>
          </table:table-cell>
          <table:table-cell office:value-type="float" office:value="136.7792">
            <text:p>136.7792</text:p>
          </table:table-cell>
          <table:table-cell office:value-type="string">
            <text:p>C89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3">
            <text:p>3</text:p>
          </table:table-cell>
          <table:table-cell office:value-type="string">
            <text:p>Lennon, Miss. Mary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0371">
            <text:p>370371</text:p>
          </table:table-cell>
          <table:table-cell office:value-type="float" office:value="15.5">
            <text:p>15.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3">
            <text:p>3</text:p>
          </table:table-cell>
          <table:table-cell office:value-type="string">
            <text:p>Saade, Mr. Jean Nass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76">
            <text:p>2676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2">
            <text:p>2</text:p>
          </table:table-cell>
          <table:table-cell office:value-type="string">
            <text:p>Bryhl, Miss. Dagmar Jenny Ingeborg 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6853">
            <text:p>23685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2">
            <text:p>2</text:p>
          </table:table-cell>
          <table:table-cell office:value-type="string">
            <text:p>Parker, Mr. Clifford Richard</text:p>
          </table:table-cell>
          <table:table-cell office:value-type="string">
            <text:p>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 14888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2">
            <text:p>2</text:p>
          </table:table-cell>
          <table:table-cell office:value-type="string">
            <text:p>Faunthorpe, Mr. Harry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26">
            <text:p>2926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2">
            <text:p>2</text:p>
          </table:table-cell>
          <table:table-cell office:value-type="string">
            <text:p>Ware, Mr. John James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 3135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2">
            <text:p>2</text:p>
          </table:table-cell>
          <table:table-cell office:value-type="string">
            <text:p>Oxenham, Mr. Percy Thomas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./C. 14260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3">
            <text:p>3</text:p>
          </table:table-cell>
          <table:table-cell office:value-type="string">
            <text:p>Oreskovic, Miss. Jelka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5">
            <text:p>315085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3">
            <text:p>3</text:p>
          </table:table-cell>
          <table:table-cell office:value-type="string">
            <text:p>Peacock, Master. Alfred Edward</text:p>
          </table:table-cell>
          <table:table-cell office:value-type="string">
            <text:p>male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TON/O.Q. 3101315</text:p>
          </table:table-cell>
          <table:table-cell office:value-type="float" office:value="13.775">
            <text:p>13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3">
            <text:p>3</text:p>
          </table:table-cell>
          <table:table-cell office:value-type="string">
            <text:p>Fleming, Miss. Honor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4859">
            <text:p>364859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3">
            <text:p>3</text:p>
          </table:table-cell>
          <table:table-cell office:value-type="string">
            <text:p>Touma, Miss. Maria Youssef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15.2458">
            <text:p>15.2458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3">
            <text:p>3</text:p>
          </table:table-cell>
          <table:table-cell office:value-type="string">
            <text:p>Rosblom, Miss. Salli Helena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70129">
            <text:p>370129</text:p>
          </table:table-cell>
          <table:table-cell office:value-type="float" office:value="20.2125">
            <text:p>20.21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3">
            <text:p>3</text:p>
          </table:table-cell>
          <table:table-cell office:value-type="string">
            <text:p>Dennis, Mr. William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/5 21175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3">
            <text:p>3</text:p>
          </table:table-cell>
          <table:table-cell office:value-type="string">
            <text:p>Franklin, Mr. Charles (Charles Fardon)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OTON/O.Q. 3101314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string">
            <text:p>Snyder, Mr. John Pillsbury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228">
            <text:p>21228</text:p>
          </table:table-cell>
          <table:table-cell office:value-type="float" office:value="82.2667">
            <text:p>82.2667</text:p>
          </table:table-cell>
          <table:table-cell office:value-type="string">
            <text:p>B45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3">
            <text:p>3</text:p>
          </table:table-cell>
          <table:table-cell office:value-type="string">
            <text:p>Mardirosian, Mr. Sarki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7.2292">
            <text:p>7.2292</text:p>
          </table:table-cell>
          <table:table-cell office:value-type="string">
            <text:p>F E46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3">
            <text:p>3</text:p>
          </table:table-cell>
          <table:table-cell office:value-type="string">
            <text:p>Ford, Mr. Arthur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/5 1478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1">
            <text:p>1</text:p>
          </table:table-cell>
          <table:table-cell office:value-type="string">
            <text:p>Rheims, Mr. George Alexander Lucie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PC 17607</text:p>
          </table:table-cell>
          <table:table-cell office:value-type="float" office:value="39.6">
            <text:p>39.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3">
            <text:p>3</text:p>
          </table:table-cell>
          <table:table-cell office:value-type="string">
            <text:p>Daly, Miss. Margaret Marcella Maggie""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82650">
            <text:p>382650</text:p>
          </table:table-cell>
          <table:table-cell office:value-type="float" office:value="6.95">
            <text:p>6.9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3">
            <text:p>3</text:p>
          </table:table-cell>
          <table:table-cell office:value-type="string">
            <text:p>Nasr, Mr. Mustaf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52">
            <text:p>2652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string">
            <text:p>Dodge, Dr. Washington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33638">
            <text:p>33638</text:p>
          </table:table-cell>
          <table:table-cell office:value-type="float" office:value="81.8583">
            <text:p>81.8583</text:p>
          </table:table-cell>
          <table:table-cell office:value-type="string">
            <text:p>A3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3">
            <text:p>3</text:p>
          </table:table-cell>
          <table:table-cell office:value-type="string">
            <text:p>Wittevrongel, Mr. Camille</text:p>
          </table:table-cell>
          <table:table-cell office:value-type="string">
            <text:p>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45771">
            <text:p>345771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3">
            <text:p>3</text:p>
          </table:table-cell>
          <table:table-cell office:value-type="string">
            <text:p>Angheloff, Mr. Minko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9202">
            <text:p>349202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">
            <text:p>2</text:p>
          </table:table-cell>
          <table:table-cell office:value-type="string">
            <text:p>Laroche, Miss. Louise</text:p>
          </table:table-cell>
          <table:table-cell office:value-type="string">
            <text:p>femal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C/Paris 2123</text:p>
          </table:table-cell>
          <table:table-cell office:value-type="float" office:value="41.5792">
            <text:p>41.57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3">
            <text:p>3</text:p>
          </table:table-cell>
          <table:table-cell office:value-type="string">
            <text:p>Samaan, Mr. Hanna</text:p>
          </table:table-cell>
          <table:table-cell office:value-type="string">
            <text:p>ma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62">
            <text:p>2662</text:p>
          </table:table-cell>
          <table:table-cell office:value-type="float" office:value="21.6792">
            <text:p>21.67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1">
            <text:p>1</text:p>
          </table:table-cell>
          <table:table-cell office:value-type="string">
            <text:p>Loring, Mr. Joseph Holland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3801">
            <text:p>113801</text:p>
          </table:table-cell>
          <table:table-cell office:value-type="float" office:value="45.5">
            <text:p>45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3">
            <text:p>3</text:p>
          </table:table-cell>
          <table:table-cell office:value-type="string">
            <text:p>Johansson, Mr. Nils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347467">
            <text:p>347467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3">
            <text:p>3</text:p>
          </table:table-cell>
          <table:table-cell office:value-type="string">
            <text:p>Olsson, Mr. Oscar Wilhelm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9">
            <text:p>347079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2">
            <text:p>2</text:p>
          </table:table-cell>
          <table:table-cell office:value-type="string">
            <text:p>Malachard, Mr. Noel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7735">
            <text:p>237735</text:p>
          </table:table-cell>
          <table:table-cell office:value-type="float" office:value="15.0458">
            <text:p>15.0458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2">
            <text:p>2</text:p>
          </table:table-cell>
          <table:table-cell office:value-type="string">
            <text:p>Phillips, Mr. Escott Robert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.O./P.P. 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3">
            <text:p>3</text:p>
          </table:table-cell>
          <table:table-cell office:value-type="string">
            <text:p>Pokrnic, Mr. Tome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2">
            <text:p>315092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3">
            <text:p>3</text:p>
          </table:table-cell>
          <table:table-cell office:value-type="string">
            <text:p>McCarthy, Miss. Catherine Katie"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83123">
            <text:p>38312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  <table:table-cell office:value-type="string">
            <text:p>Crosby, Mrs. Edward Gifford (Catherine Elizabeth Halstead)</text:p>
          </table:table-cell>
          <table:table-cell office:value-type="string">
            <text:p>female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112901">
            <text:p>112901</text:p>
          </table:table-cell>
          <table:table-cell office:value-type="float" office:value="26.55">
            <text:p>26.55</text:p>
          </table:table-cell>
          <table:table-cell office:value-type="string">
            <text:p>B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1">
            <text:p>1</text:p>
          </table:table-cell>
          <table:table-cell office:value-type="string">
            <text:p>Allison, Mr. Hudson Joshua Creighton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3781">
            <text:p>113781</text:p>
          </table:table-cell>
          <table:table-cell office:value-type="float" office:value="151.55">
            <text:p>151.55</text:p>
          </table:table-cell>
          <table:table-cell office:value-type="string">
            <text:p>C22 C2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3">
            <text:p>3</text:p>
          </table:table-cell>
          <table:table-cell office:value-type="string">
            <text:p>Aks, Master. Philip Frank</text:p>
          </table:table-cell>
          <table:table-cell office:value-type="string">
            <text:p>male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2091">
            <text:p>392091</text:p>
          </table:table-cell>
          <table:table-cell office:value-type="float" office:value="9.35">
            <text:p>9.3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Hays, Mr. Charles Melville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float" office:value="12749">
            <text:p>12749</text:p>
          </table:table-cell>
          <table:table-cell office:value-type="float" office:value="93.5">
            <text:p>93.5</text:p>
          </table:table-cell>
          <table:table-cell office:value-type="string">
            <text:p>B6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3">
            <text:p>3</text:p>
          </table:table-cell>
          <table:table-cell office:value-type="string">
            <text:p>Hansen, Mrs. Claus Peter (Jennie L Howard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0026">
            <text:p>350026</text:p>
          </table:table-cell>
          <table:table-cell office:value-type="float" office:value="14.1083">
            <text:p>14.108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3">
            <text:p>3</text:p>
          </table:table-cell>
          <table:table-cell office:value-type="string">
            <text:p>Cacic, Mr. Jego Grga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15091">
            <text:p>315091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3">
            <text:p>3</text:p>
          </table:table-cell>
          <table:table-cell office:value-type="string">
            <text:p>Vartanian, Mr. David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658">
            <text:p>2658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3">
            <text:p>3</text:p>
          </table:table-cell>
          <table:table-cell office:value-type="string">
            <text:p>Sadowitz, Mr. Harry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LP 1588</text:p>
          </table:table-cell>
          <table:table-cell office:value-type="float" office:value="7.575">
            <text:p>7.5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3">
            <text:p>3</text:p>
          </table:table-cell>
          <table:table-cell office:value-type="string">
            <text:p>Carr, Miss. Jeannie</text:p>
          </table:table-cell>
          <table:table-cell office:value-type="string">
            <text:p>fe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68364">
            <text:p>368364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1">
            <text:p>1</text:p>
          </table:table-cell>
          <table:table-cell office:value-type="string">
            <text:p>White, Mrs. John Stuart (Ella Holmes)</text:p>
          </table:table-cell>
          <table:table-cell office:value-type="string">
            <text:p>fe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60</text:p>
          </table:table-cell>
          <table:table-cell office:value-type="float" office:value="135.6333">
            <text:p>135.6333</text:p>
          </table:table-cell>
          <table:table-cell office:value-type="string">
            <text:p>C3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3">
            <text:p>3</text:p>
          </table:table-cell>
          <table:table-cell office:value-type="string">
            <text:p>Hagardon, Miss. Kate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Q/3. 30631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1">
            <text:p>1</text:p>
          </table:table-cell>
          <table:table-cell office:value-type="string">
            <text:p>Spencer, Mr. William Augustus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 17569</text:p>
          </table:table-cell>
          <table:table-cell office:value-type="float" office:value="146.5208">
            <text:p>146.5208</text:p>
          </table:table-cell>
          <table:table-cell office:value-type="string">
            <text:p>B7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2">
            <text:p>2</text:p>
          </table:table-cell>
          <table:table-cell office:value-type="string">
            <text:p>Rogers, Mr. Reginald Harry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8004">
            <text:p>28004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3">
            <text:p>3</text:p>
          </table:table-cell>
          <table:table-cell office:value-type="string">
            <text:p>Jonsson, Mr. Nils Hilding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8">
            <text:p>350408</text:p>
          </table:table-cell>
          <table:table-cell office:value-type="float" office:value="7.8542">
            <text:p>7.854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2">
            <text:p>2</text:p>
          </table:table-cell>
          <table:table-cell office:value-type="string">
            <text:p>Jefferys, Mr. Ernest Wilfred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.A. 31029</text:p>
          </table:table-cell>
          <table:table-cell office:value-type="float" office:value="31.5">
            <text:p>31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3">
            <text:p>3</text:p>
          </table:table-cell>
          <table:table-cell office:value-type="string">
            <text:p>Andersson, Mr. Johan Samue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075">
            <text:p>347075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3">
            <text:p>3</text:p>
          </table:table-cell>
          <table:table-cell office:value-type="string">
            <text:p>Krekorian, Mr. Neshan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654">
            <text:p>2654</text:p>
          </table:table-cell>
          <table:table-cell office:value-type="float" office:value="7.2292">
            <text:p>7.2292</text:p>
          </table:table-cell>
          <table:table-cell office:value-type="string">
            <text:p>F E57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2">
            <text:p>2</text:p>
          </table:table-cell>
          <table:table-cell office:value-type="string">
            <text:p>Nesson, Mr. Israe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44368">
            <text:p>244368</text:p>
          </table:table-cell>
          <table:table-cell office:value-type="float" office:value="13">
            <text:p>13</text:p>
          </table:table-cell>
          <table:table-cell office:value-type="string">
            <text:p>F2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">
            <text:p>1</text:p>
          </table:table-cell>
          <table:table-cell office:value-type="string">
            <text:p>Rowe, Mr. Alfred G</text:p>
          </table:table-cell>
          <table:table-cell office:value-type="string">
            <text:p>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13790">
            <text:p>113790</text:p>
          </table:table-cell>
          <table:table-cell office:value-type="float" office:value="26.55">
            <text:p>26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1">
            <text:p>1</text:p>
          </table:table-cell>
          <table:table-cell office:value-type="string">
            <text:p>Kreuchen, Miss. Emilie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4160">
            <text:p>24160</text:p>
          </table:table-cell>
          <table:table-cell office:value-type="float" office:value="211.3375">
            <text:p>211.33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3">
            <text:p>3</text:p>
          </table:table-cell>
          <table:table-cell office:value-type="string">
            <text:p>Assam, Mr. Ali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309</text:p>
          </table:table-cell>
          <table:table-cell office:value-type="float" office:value="7.05">
            <text:p>7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 office:value-type="string">
            <text:p>Becker, Miss. Ruth Elizabeth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0136">
            <text:p>230136</text:p>
          </table:table-cell>
          <table:table-cell office:value-type="float" office:value="39">
            <text:p>39</text:p>
          </table:table-cell>
          <table:table-cell office:value-type="string">
            <text:p>F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1">
            <text:p>1</text:p>
          </table:table-cell>
          <table:table-cell office:value-type="string">
            <text:p>Rosenshine, Mr. George (Mr George Thorne")"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85</text:p>
          </table:table-cell>
          <table:table-cell office:value-type="float" office:value="79.2">
            <text:p>79.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2">
            <text:p>2</text:p>
          </table:table-cell>
          <table:table-cell office:value-type="string">
            <text:p>Clarke, Mr. Charles Valentine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 office:value-type="string">
            <text:p>Enander, Mr. Ingv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36854">
            <text:p>236854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2">
            <text:p>2</text:p>
          </table:table-cell>
          <table:table-cell office:value-type="string">
            <text:p>Davies, Mrs. John Morgan (Elizabeth Agnes Mary White) 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.A. 33112</text:p>
          </table:table-cell>
          <table:table-cell office:value-type="float" office:value="36.75">
            <text:p>36.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">
            <text:p>1</text:p>
          </table:table-cell>
          <table:table-cell office:value-type="string">
            <text:p>Dulles, Mr. William Crothers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580</text:p>
          </table:table-cell>
          <table:table-cell office:value-type="float" office:value="29.7">
            <text:p>29.7</text:p>
          </table:table-cell>
          <table:table-cell office:value-type="string">
            <text:p>A1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3">
            <text:p>3</text:p>
          </table:table-cell>
          <table:table-cell office:value-type="string">
            <text:p>Thomas, Mr. Tannous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7.225">
            <text:p>7.22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3">
            <text:p>3</text:p>
          </table:table-cell>
          <table:table-cell office:value-type="string">
            <text:p>Nakid, Mrs. Said (Waika Mary" Mowad)"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653">
            <text:p>2653</text:p>
          </table:table-cell>
          <table:table-cell office:value-type="float" office:value="15.7417">
            <text:p>15.7417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3">
            <text:p>3</text:p>
          </table:table-cell>
          <table:table-cell office:value-type="string">
            <text:p>Cor, Mr. Iva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9229">
            <text:p>349229</text:p>
          </table:table-cell>
          <table:table-cell office:value-type="float" office:value="7.8958">
            <text:p>7.8958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 office:value-type="string">
            <text:p>Maguire, Mr. John Edward</text:p>
          </table:table-cell>
          <table:table-cell office:value-type="string">
            <text:p>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0469">
            <text:p>110469</text:p>
          </table:table-cell>
          <table:table-cell office:value-type="float" office:value="26">
            <text:p>26</text:p>
          </table:table-cell>
          <table:table-cell office:value-type="string">
            <text:p>C10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2">
            <text:p>2</text:p>
          </table:table-cell>
          <table:table-cell office:value-type="string">
            <text:p>de Brito, Mr. Jose Joaquim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44360">
            <text:p>24436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3">
            <text:p>3</text:p>
          </table:table-cell>
          <table:table-cell office:value-type="string">
            <text:p>Elias, Mr. Joseph</text:p>
          </table:table-cell>
          <table:table-cell office:value-type="string">
            <text:p>male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75">
            <text:p>2675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2">
            <text:p>2</text:p>
          </table:table-cell>
          <table:table-cell office:value-type="string">
            <text:p>Denbury, Mr. Herbert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1029</text:p>
          </table:table-cell>
          <table:table-cell office:value-type="float" office:value="31.5">
            <text:p>31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3">
            <text:p>3</text:p>
          </table:table-cell>
          <table:table-cell office:value-type="string">
            <text:p>Betros, Master. Sem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22">
            <text:p>2622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">
            <text:p>2</text:p>
          </table:table-cell>
          <table:table-cell office:value-type="string">
            <text:p>Fillbrook, Mr. Joseph Charles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15185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3">
            <text:p>3</text:p>
          </table:table-cell>
          <table:table-cell office:value-type="string">
            <text:p>Lundstrom, Mr. Thure Edvin</text:p>
          </table:table-cell>
          <table:table-cell office:value-type="string">
            <text:p>male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50403">
            <text:p>350403</text:p>
          </table:table-cell>
          <table:table-cell office:value-type="float" office:value="7.5792">
            <text:p>7.579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3">
            <text:p>3</text:p>
          </table:table-cell>
          <table:table-cell office:value-type="string">
            <text:p>Sage, Mr. John George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string">
            <text:p>Cardeza, Mrs. James Warburton Martinez (Charlotte Wardle Drake)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755</text:p>
          </table:table-cell>
          <table:table-cell office:value-type="float" office:value="512.3292">
            <text:p>512.3292</text:p>
          </table:table-cell>
          <table:table-cell office:value-type="string">
            <text:p>B51 B53 B5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3">
            <text:p>3</text:p>
          </table:table-cell>
          <table:table-cell office:value-type="string">
            <text:p>van Billiard, Master. James William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A/5. 851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3">
            <text:p>3</text:p>
          </table:table-cell>
          <table:table-cell office:value-type="string">
            <text:p>Abelseth, Miss. Karen Marie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48125">
            <text:p>348125</text:p>
          </table:table-cell>
          <table:table-cell office:value-type="float" office:value="7.65">
            <text:p>7.6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2">
            <text:p>2</text:p>
          </table:table-cell>
          <table:table-cell office:value-type="string">
            <text:p>Botsford, Mr. William Hull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37670">
            <text:p>237670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3">
            <text:p>3</text:p>
          </table:table-cell>
          <table:table-cell office:value-type="string">
            <text:p>Whabee, Mrs. George Joseph (Shawneene Abi-Saab)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7.2292">
            <text:p>7.229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2">
            <text:p>2</text:p>
          </table:table-cell>
          <table:table-cell office:value-type="string">
            <text:p>Giles, Mr. Ralph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8726">
            <text:p>248726</text:p>
          </table:table-cell>
          <table:table-cell office:value-type="float" office:value="13.5">
            <text:p>1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2">
            <text:p>2</text:p>
          </table:table-cell>
          <table:table-cell office:value-type="string">
            <text:p>Walcroft, Miss. Nelli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.C.C. 1352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">
            <text:p>1</text:p>
          </table:table-cell>
          <table:table-cell office:value-type="string">
            <text:p>Greenfield, Mrs. Leo David (Blanche Strouse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759</text:p>
          </table:table-cell>
          <table:table-cell office:value-type="float" office:value="63.3583">
            <text:p>63.3583</text:p>
          </table:table-cell>
          <table:table-cell office:value-type="string">
            <text:p>D10 D12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2">
            <text:p>2</text:p>
          </table:table-cell>
          <table:table-cell office:value-type="string">
            <text:p>Stokes, Mr. Philip Joseph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.C.C. 13540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2">
            <text:p>2</text:p>
          </table:table-cell>
          <table:table-cell office:value-type="string">
            <text:p>Dibden, Mr. William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.O.C. 14879</text:p>
          </table:table-cell>
          <table:table-cell office:value-type="float" office:value="73.5">
            <text:p>73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2">
            <text:p>2</text:p>
          </table:table-cell>
          <table:table-cell office:value-type="string">
            <text:p>Herman, Mr. Samuel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 office:value-type="string">
            <text:p>Dean, Miss. Elizabeth Gladys Millvina""</text:p>
          </table:table-cell>
          <table:table-cell office:value-type="string">
            <text:p>female</text:p>
          </table:table-cell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.A. 2315</text:p>
          </table:table-cell>
          <table:table-cell office:value-type="float" office:value="20.575">
            <text:p>20.5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string">
            <text:p>Julian, Mr. Henry Forbes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13044">
            <text:p>113044</text:p>
          </table:table-cell>
          <table:table-cell office:value-type="float" office:value="26">
            <text:p>26</text:p>
          </table:table-cell>
          <table:table-cell office:value-type="string">
            <text:p>E60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1">
            <text:p>1</text:p>
          </table:table-cell>
          <table:table-cell office:value-type="string">
            <text:p>Brown, Mrs. John Murray (Caroline Lane Lamson)</text:p>
          </table:table-cell>
          <table:table-cell office:value-type="string">
            <text:p>female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769">
            <text:p>11769</text:p>
          </table:table-cell>
          <table:table-cell office:value-type="float" office:value="51.4792">
            <text:p>51.4792</text:p>
          </table:table-cell>
          <table:table-cell office:value-type="string">
            <text:p>C10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3">
            <text:p>3</text:p>
          </table:table-cell>
          <table:table-cell office:value-type="string">
            <text:p>Lockyer, Mr. Edwar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22">
            <text:p>1222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3">
            <text:p>3</text:p>
          </table:table-cell>
          <table:table-cell office:value-type="string">
            <text:p>O'Keefe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8402">
            <text:p>368402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3">
            <text:p>3</text:p>
          </table:table-cell>
          <table:table-cell office:value-type="string">
            <text:p>Lindell, Mrs. Edvard Bengtsson (Elin Gerda Persson)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9910">
            <text:p>349910</text:p>
          </table:table-cell>
          <table:table-cell office:value-type="float" office:value="15.55">
            <text:p>15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3">
            <text:p>3</text:p>
          </table:table-cell>
          <table:table-cell office:value-type="string">
            <text:p>Sage, Master. William Henry</text:p>
          </table:table-cell>
          <table:table-cell office:value-type="string">
            <text:p>male</text:p>
          </table:table-cell>
          <table:table-cell office:value-type="float" office:value="14.5">
            <text:p>14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2">
            <text:p>2</text:p>
          </table:table-cell>
          <table:table-cell office:value-type="string">
            <text:p>Mallet, Mrs. Albert (Antoinette Magnin)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.C./PARIS 2079</text:p>
          </table:table-cell>
          <table:table-cell office:value-type="float" office:value="37.0042">
            <text:p>37.0042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2">
            <text:p>2</text:p>
          </table:table-cell>
          <table:table-cell office:value-type="string">
            <text:p>Ware, Mrs. John James (Florence Louise Long)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 31352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3">
            <text:p>3</text:p>
          </table:table-cell>
          <table:table-cell office:value-type="string">
            <text:p>Strilic, Mr. Ivan</text:p>
          </table:table-cell>
          <table:table-cell office:value-type="string">
            <text:p>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15083">
            <text:p>315083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string">
            <text:p>Harder, Mrs. George Achilles (Dorothy Annan)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65">
            <text:p>11765</text:p>
          </table:table-cell>
          <table:table-cell office:value-type="float" office:value="55.4417">
            <text:p>55.4417</text:p>
          </table:table-cell>
          <table:table-cell office:value-type="string">
            <text:p>E5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3">
            <text:p>3</text:p>
          </table:table-cell>
          <table:table-cell office:value-type="string">
            <text:p>Sage, Mrs. John (Annie Bullen)</text:p>
          </table:table-cell>
          <table:table-cell office:value-type="string">
            <text:p>female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CA. 2343</text:p>
          </table:table-cell>
          <table:table-cell office:value-type="float" office:value="69.55">
            <text:p>69.5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3">
            <text:p>3</text:p>
          </table:table-cell>
          <table:table-cell office:value-type="string">
            <text:p>Caram, Mr. Joseph</text:p>
          </table:table-cell>
          <table:table-cell office:value-type="string">
            <text:p>mal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14.4583">
            <text:p>14.4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3">
            <text:p>3</text:p>
          </table:table-cell>
          <table:table-cell office:value-type="string">
            <text:p>Riihivouri, Miss. Susanna Juhantytar Sanni""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101295">
            <text:p>3101295</text:p>
          </table:table-cell>
          <table:table-cell office:value-type="float" office:value="39.6875">
            <text:p>39.6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string">
            <text:p>Gibson, Mrs. Leonard (Pauline C Boeson)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378">
            <text:p>112378</text:p>
          </table:table-cell>
          <table:table-cell office:value-type="float" office:value="59.4">
            <text:p>59.4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2">
            <text:p>2</text:p>
          </table:table-cell>
          <table:table-cell office:value-type="string">
            <text:p>Pallas y Castello, Mr. Emilio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PARIS 2147</text:p>
          </table:table-cell>
          <table:table-cell office:value-type="float" office:value="13.8583">
            <text:p>13.8583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2">
            <text:p>2</text:p>
          </table:table-cell>
          <table:table-cell office:value-type="string">
            <text:p>Giles, Mr. Edgar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133">
            <text:p>28133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1">
            <text:p>1</text:p>
          </table:table-cell>
          <table:table-cell office:value-type="string">
            <text:p>Wilson, Miss. Helen Alic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16966">
            <text:p>16966</text:p>
          </table:table-cell>
          <table:table-cell office:value-type="float" office:value="134.5">
            <text:p>134.5</text:p>
          </table:table-cell>
          <table:table-cell office:value-type="string">
            <text:p>E39 E4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office:value-type="string">
            <text:p>Ismay, Mr. Joseph Bruce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112058">
            <text:p>112058</text:p>
          </table:table-cell>
          <table:table-cell office:value-type="float" office:value="0">
            <text:p>0</text:p>
          </table:table-cell>
          <table:table-cell office:value-type="string">
            <text:p>B52 B54 B56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2">
            <text:p>2</text:p>
          </table:table-cell>
          <table:table-cell office:value-type="string">
            <text:p>Harbeck, Mr. William H</text:p>
          </table:table-cell>
          <table:table-cell office:value-type="string">
            <text:p>male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48746">
            <text:p>24874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">
            <text:p>1</text:p>
          </table:table-cell>
          <table:table-cell office:value-type="string">
            <text:p>Dodge, Mrs. Washington (Ruth Vidaver)</text:p>
          </table:table-cell>
          <table:table-cell office:value-type="string">
            <text:p>fe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33638">
            <text:p>33638</text:p>
          </table:table-cell>
          <table:table-cell office:value-type="float" office:value="81.8583">
            <text:p>81.8583</text:p>
          </table:table-cell>
          <table:table-cell office:value-type="string">
            <text:p>A3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1">
            <text:p>1</text:p>
          </table:table-cell>
          <table:table-cell office:value-type="string">
            <text:p>Bowen, Miss. Grace Scott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608</text:p>
          </table:table-cell>
          <table:table-cell office:value-type="float" office:value="262.375">
            <text:p>262.375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3">
            <text:p>3</text:p>
          </table:table-cell>
          <table:table-cell office:value-type="string">
            <text:p>Kink, Miss. Maria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5152">
            <text:p>315152</text:p>
          </table:table-cell>
          <table:table-cell office:value-type="float" office:value="8.6625">
            <text:p>8.66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2">
            <text:p>2</text:p>
          </table:table-cell>
          <table:table-cell office:value-type="string">
            <text:p>Cotterill, Mr. Henry Harry""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9107">
            <text:p>29107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string">
            <text:p>Hipkins, Mr. William Edward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50">
            <text:p>50</text:p>
          </table:table-cell>
          <table:table-cell office:value-type="string">
            <text:p>C39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3">
            <text:p>3</text:p>
          </table:table-cell>
          <table:table-cell office:value-type="string">
            <text:p>Asplund, Master. Carl Edgar</text:p>
          </table:table-cell>
          <table:table-cell office:value-type="string">
            <text:p>ma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7077">
            <text:p>347077</text:p>
          </table:table-cell>
          <table:table-cell office:value-type="float" office:value="31.3875">
            <text:p>31.3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3">
            <text:p>3</text:p>
          </table:table-cell>
          <table:table-cell office:value-type="string">
            <text:p>O'Connor, Mr. Pat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6713">
            <text:p>366713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3">
            <text:p>3</text:p>
          </table:table-cell>
          <table:table-cell office:value-type="string">
            <text:p>Foley, Mr. Joseph</text:p>
          </table:table-cell>
          <table:table-cell office:value-type="string">
            <text:p>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30910">
            <text:p>330910</text:p>
          </table:table-cell>
          <table:table-cell office:value-type="float" office:value="7.8792">
            <text:p>7.8792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3">
            <text:p>3</text:p>
          </table:table-cell>
          <table:table-cell office:value-type="string">
            <text:p>Risien, Mrs. Samuel (Emma)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4498">
            <text:p>364498</text:p>
          </table:table-cell>
          <table:table-cell office:value-type="float" office:value="14.5">
            <text:p>14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3">
            <text:p>3</text:p>
          </table:table-cell>
          <table:table-cell office:value-type="string">
            <text:p>McNamee, Mrs. Neal (Eileen O'Leary)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6566">
            <text:p>376566</text:p>
          </table:table-cell>
          <table:table-cell office:value-type="float" office:value="16.1">
            <text:p>16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">
            <text:p>2</text:p>
          </table:table-cell>
          <table:table-cell office:value-type="string">
            <text:p>Wheeler, Mr. Edwin Frederick""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SC/PARIS 2159</text:p>
          </table:table-cell>
          <table:table-cell office:value-type="float" office:value="12.875">
            <text:p>12.8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2">
            <text:p>2</text:p>
          </table:table-cell>
          <table:table-cell office:value-type="string">
            <text:p>Herman, Miss. Kate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0845">
            <text:p>22084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3">
            <text:p>3</text:p>
          </table:table-cell>
          <table:table-cell office:value-type="string">
            <text:p>Aronsson, Mr. Ernst Axel Algot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49911">
            <text:p>349911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2">
            <text:p>2</text:p>
          </table:table-cell>
          <table:table-cell office:value-type="string">
            <text:p>Ashby, Mr. John</text:p>
          </table:table-cell>
          <table:table-cell office:value-type="string">
            <text:p>male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244346">
            <text:p>244346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3">
            <text:p>3</text:p>
          </table:table-cell>
          <table:table-cell office:value-type="string">
            <text:p>Canavan, Mr. Patrick</text:p>
          </table:table-cell>
          <table:table-cell office:value-type="string">
            <text:p>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64858">
            <text:p>364858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3">
            <text:p>3</text:p>
          </table:table-cell>
          <table:table-cell office:value-type="string">
            <text:p>Palsson, Master. Paul Folke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9909">
            <text:p>349909</text:p>
          </table:table-cell>
          <table:table-cell office:value-type="float" office:value="21.075">
            <text:p>21.0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1">
            <text:p>1</text:p>
          </table:table-cell>
          <table:table-cell office:value-type="string">
            <text:p>Payne, Mr. Vivian Ponsonby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2749">
            <text:p>12749</text:p>
          </table:table-cell>
          <table:table-cell office:value-type="float" office:value="93.5">
            <text:p>93.5</text:p>
          </table:table-cell>
          <table:table-cell office:value-type="string">
            <text:p>B24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1">
            <text:p>1</text:p>
          </table:table-cell>
          <table:table-cell office:value-type="string">
            <text:p>Lines, Mrs. Ernest H (Elizabeth Lindsey James)</text:p>
          </table:table-cell>
          <table:table-cell office:value-type="string">
            <text:p>female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 17592</text:p>
          </table:table-cell>
          <table:table-cell office:value-type="float" office:value="39.4">
            <text:p>39.4</text:p>
          </table:table-cell>
          <table:table-cell office:value-type="string">
            <text:p>D28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3">
            <text:p>3</text:p>
          </table:table-cell>
          <table:table-cell office:value-type="string">
            <text:p>Abbott, Master. Eugene Joseph</text:p>
          </table:table-cell>
          <table:table-cell office:value-type="string">
            <text:p>male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.A. 2673</text:p>
          </table:table-cell>
          <table:table-cell office:value-type="float" office:value="20.25">
            <text:p>20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2">
            <text:p>2</text:p>
          </table:table-cell>
          <table:table-cell office:value-type="string">
            <text:p>Gilbert, Mr. William</text:p>
          </table:table-cell>
          <table:table-cell office:value-type="string">
            <text:p>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.A. 30769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3">
            <text:p>3</text:p>
          </table:table-cell>
          <table:table-cell office:value-type="string">
            <text:p>Kink-Heilmann, Mr. Anton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5153">
            <text:p>315153</text:p>
          </table:table-cell>
          <table:table-cell office:value-type="float" office:value="22.025">
            <text:p>22.0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string">
            <text:p>Smith, Mrs. Lucien Philip (Mary Eloise Hughes)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95">
            <text:p>13695</text:p>
          </table:table-cell>
          <table:table-cell office:value-type="float" office:value="60">
            <text:p>60</text:p>
          </table:table-cell>
          <table:table-cell office:value-type="string">
            <text:p>C3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3">
            <text:p>3</text:p>
          </table:table-cell>
          <table:table-cell office:value-type="string">
            <text:p>Colbert, Mr. Patrick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71109">
            <text:p>371109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1">
            <text:p>1</text:p>
          </table:table-cell>
          <table:table-cell office:value-type="string">
            <text:p>Frolicher-Stehli, Mrs. Maxmillian (Margaretha Emerentia Stehli)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13567">
            <text:p>13567</text:p>
          </table:table-cell>
          <table:table-cell office:value-type="float" office:value="79.2">
            <text:p>79.2</text:p>
          </table:table-cell>
          <table:table-cell office:value-type="string">
            <text:p>B41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3">
            <text:p>3</text:p>
          </table:table-cell>
          <table:table-cell office:value-type="string">
            <text:p>Larsson-Rondberg, Mr. Edvard A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47065">
            <text:p>347065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3">
            <text:p>3</text:p>
          </table:table-cell>
          <table:table-cell office:value-type="string">
            <text:p>Conlon, Mr. Thomas Henry</text:p>
          </table:table-cell>
          <table:table-cell office:value-type="string">
            <text:p>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1332">
            <text:p>21332</text:p>
          </table:table-cell>
          <table:table-cell office:value-type="float" office:value="7.7333">
            <text:p>7.7333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string">
            <text:p>Bonnell, Miss. Caroline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6928">
            <text:p>36928</text:p>
          </table:table-cell>
          <table:table-cell office:value-type="float" office:value="164.8667">
            <text:p>164.8667</text:p>
          </table:table-cell>
          <table:table-cell office:value-type="string">
            <text:p>C7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2">
            <text:p>2</text:p>
          </table:table-cell>
          <table:table-cell office:value-type="string">
            <text:p>Gale, Mr. Harry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664">
            <text:p>28664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string">
            <text:p>Gibson, Miss. Dorothy Winifred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378">
            <text:p>112378</text:p>
          </table:table-cell>
          <table:table-cell office:value-type="float" office:value="59.4">
            <text:p>59.4</text:p>
          </table:table-cell>
          <table:table-cell/>
          <table:table-cell office:value-type="string">
            <text:p>C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office:value-type="string">
            <text:p>Carrau, Mr. Jose Pedro</text:p>
          </table:table-cell>
          <table:table-cell office:value-type="string">
            <text:p>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13059">
            <text:p>113059</text:p>
          </table:table-cell>
          <table:table-cell office:value-type="float" office:value="47.1">
            <text:p>47.1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string">
            <text:p>Frauenthal, Mr. Isaac Gerald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765">
            <text:p>17765</text:p>
          </table:table-cell>
          <table:table-cell office:value-type="float" office:value="27.7208">
            <text:p>27.7208</text:p>
          </table:table-cell>
          <table:table-cell office:value-type="string">
            <text:p>D4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2">
            <text:p>2</text:p>
          </table:table-cell>
          <table:table-cell office:value-type="string">
            <text:p>Nourney, Mr. Alfred (Baron von Drachstedt")"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C/PARIS 2166</text:p>
          </table:table-cell>
          <table:table-cell office:value-type="float" office:value="13.8625">
            <text:p>13.8625</text:p>
          </table:table-cell>
          <table:table-cell office:value-type="string">
            <text:p>D3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2">
            <text:p>2</text:p>
          </table:table-cell>
          <table:table-cell office:value-type="string">
            <text:p>Ware, Mr. William Jeffery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666">
            <text:p>28666</text:p>
          </table:table-cell>
          <table:table-cell office:value-type="float" office:value="10.5">
            <text:p>10.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string">
            <text:p>Widener, Mr. George Dunton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113503">
            <text:p>113503</text:p>
          </table:table-cell>
          <table:table-cell office:value-type="float" office:value="211.5">
            <text:p>211.5</text:p>
          </table:table-cell>
          <table:table-cell office:value-type="string">
            <text:p>C80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office:value-type="string">
            <text:p>Riordan, Miss. Johanna Hannah""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34915">
            <text:p>334915</text:p>
          </table:table-cell>
          <table:table-cell office:value-type="float" office:value="7.7208">
            <text:p>7.7208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3">
            <text:p>3</text:p>
          </table:table-cell>
          <table:table-cell office:value-type="string">
            <text:p>Peacock, Miss. Treasteall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TON/O.Q. 3101315</text:p>
          </table:table-cell>
          <table:table-cell office:value-type="float" office:value="13.775">
            <text:p>13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3">
            <text:p>3</text:p>
          </table:table-cell>
          <table:table-cell office:value-type="string">
            <text:p>Naughton, Miss. Hannah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65237">
            <text:p>365237</text:p>
          </table:table-cell>
          <table:table-cell office:value-type="float" office:value="7.75">
            <text:p>7.75</text:p>
          </table:table-cell>
          <table:table-cell/>
          <table:table-cell office:value-type="string">
            <text:p>Q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">
            <text:p>1</text:p>
          </table:table-cell>
          <table:table-cell office:value-type="string">
            <text:p>Minahan, Mrs. William Edward (Lillian E Thorpe)</text:p>
          </table:table-cell>
          <table:table-cell office:value-type="string">
            <text:p>female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928">
            <text:p>19928</text:p>
          </table:table-cell>
          <table:table-cell office:value-type="float" office:value="90">
            <text:p>90</text:p>
          </table:table-cell>
          <table:table-cell office:value-type="string">
            <text:p>C78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3">
            <text:p>3</text:p>
          </table:table-cell>
          <table:table-cell office:value-type="string">
            <text:p>Henriksson, Miss. Jenny Lovisa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7086">
            <text:p>347086</text:p>
          </table:table-cell>
          <table:table-cell office:value-type="float" office:value="7.775">
            <text:p>7.77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3">
            <text:p>3</text:p>
          </table:table-cell>
          <table:table-cell office:value-type="string">
            <text:p>Spector, Mr. Woolf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A.5. 3236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">
            <text:p>1</text:p>
          </table:table-cell>
          <table:table-cell office:value-type="string">
            <text:p>Oliva y Ocana, Dona. Fermina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C 17758</text:p>
          </table:table-cell>
          <table:table-cell office:value-type="float" office:value="108.9">
            <text:p>108.9</text:p>
          </table:table-cell>
          <table:table-cell office:value-type="string">
            <text:p>C105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3">
            <text:p>3</text:p>
          </table:table-cell>
          <table:table-cell office:value-type="string">
            <text:p>Saether, Mr. Simon Sivertsen</text:p>
          </table:table-cell>
          <table:table-cell office:value-type="string">
            <text:p>male</text:p>
          </table:table-cell>
          <table:table-cell office:value-type="float" office:value="38.5">
            <text:p>38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OTON/O.Q. 3101262</text:p>
          </table:table-cell>
          <table:table-cell office:value-type="float" office:value="7.25">
            <text:p>7.2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3">
            <text:p>3</text:p>
          </table:table-cell>
          <table:table-cell office:value-type="string">
            <text:p>Ware, Mr. Frederick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9309">
            <text:p>359309</text:p>
          </table:table-cell>
          <table:table-cell office:value-type="float" office:value="8.05">
            <text:p>8.05</text:p>
          </table:table-cell>
          <table:table-cell/>
          <table:table-cell office:value-type="string">
            <text:p>S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3">
            <text:p>3</text:p>
          </table:table-cell>
          <table:table-cell office:value-type="string">
            <text:p>Peter, Master. Michael J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668">
            <text:p>2668</text:p>
          </table:table-cell>
          <table:table-cell office:value-type="float" office:value="22.3583">
            <text:p>22.3583</text:p>
          </table:table-cell>
          <table:table-cell/>
          <table:table-cell office:value-type="string">
            <text:p>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5/03/2018</text:date>, <text:time>20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95" meta:object-count="0"/>
    <meta:generator>OpenOffice/4.1.4$Win32 OpenOffice.org_project/414m5$Build-9788</meta:generator>
  </office:meta>
</office:document-meta>
</file>